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91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7.89mm"/>
    </style:style>
    <style:style style:name="co4" style:family="table-column">
      <style:table-column-properties fo:break-before="auto" style:column-width="15.4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40.69mm"/>
    </style:style>
    <style:style style:name="co9" style:family="table-column">
      <style:table-column-properties fo:break-before="auto" style:column-width="62.19mm"/>
    </style:style>
    <style:style style:name="co10" style:family="table-column">
      <style:table-column-properties fo:break-before="auto" style:column-width="25.22mm"/>
    </style:style>
    <style:style style:name="co11" style:family="table-column">
      <style:table-column-properties fo:break-before="auto" style:column-width="24.08mm"/>
    </style:style>
    <style:style style:name="co12" style:family="table-column">
      <style:table-column-properties fo:break-before="auto" style:column-width="37.25mm"/>
    </style:style>
    <style:style style:name="co13" style:family="table-column">
      <style:table-column-properties fo:break-before="auto" style:column-width="35.54mm"/>
    </style:style>
    <style:style style:name="co14" style:family="table-column">
      <style:table-column-properties fo:break-before="auto" style:column-width="60.48mm"/>
    </style:style>
    <style:style style:name="co15" style:family="table-column">
      <style:table-column-properties fo:break-before="auto" style:column-width="25.79mm"/>
    </style:style>
    <style:style style:name="co16" style:family="table-column">
      <style:table-column-properties fo:break-before="auto" style:column-width="31.52mm"/>
    </style:style>
    <style:style style:name="co17" style:family="table-column">
      <style:table-column-properties fo:break-before="auto" style:column-width="38.12mm"/>
    </style:style>
    <style:style style:name="co18" style:family="table-column">
      <style:table-column-properties fo:break-before="auto" style:column-width="60.77mm"/>
    </style:style>
    <style:style style:name="co19" style:family="table-column">
      <style:table-column-properties fo:break-before="auto" style:column-width="34.68mm"/>
    </style:style>
    <style:style style:name="co20" style:family="table-column">
      <style:table-column-properties fo:break-before="auto" style:column-width="43.85mm"/>
    </style:style>
    <style:style style:name="co21" style:family="table-column">
      <style:table-column-properties fo:break-before="auto" style:column-width="21.78mm"/>
    </style:style>
    <style:style style:name="co22" style:family="table-column">
      <style:table-column-properties fo:break-before="auto" style:column-width="18.04mm"/>
    </style:style>
    <style:style style:name="co23" style:family="table-column">
      <style:table-column-properties fo:break-before="auto" style:column-width="16.9mm"/>
    </style:style>
    <style:style style:name="co24" style:family="table-column">
      <style:table-column-properties fo:break-before="auto" style:column-width="17.76mm"/>
    </style:style>
    <style:style style:name="co25" style:family="table-column">
      <style:table-column-properties fo:break-before="auto" style:column-width="15.75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1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atin Modern Math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Excel_20_Built-in_20_Normal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atin Modern Math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style:glyph-orientation-vertical="0" fo:background-color="#dddddd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atin Modern Math" fo:font-size="11pt" style:font-size-asian="11pt" style:font-size-complex="11pt"/>
    </style:style>
    <style:style style:name="ce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Latin Modern Math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Latin Modern Math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atin Modern Math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Latin Modern Math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42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atin Modern Math"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 style:data-style-name="N142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1" office:value-type="string" calcext:value-type="string" table:number-columns-spanned="5" table:number-rows-spanned="1">
            <text:p>ES</text:p>
          </table:table-cell>
          <table:covered-table-cell table:number-columns-repeated="4" table:style-name="ce11"/>
          <table:table-cell/>
          <table:table-cell table:style-name="ce7" office:value-type="string" calcext:value-type="string">
            <text:p>Número Casos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2"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" office:value-type="string" calcext:value-type="string">
            <text:p>Desv.</text:p>
          </table:table-cell>
          <table:table-cell table:style-name="ce1" office:value-type="string" calcext:value-type="string">
            <text:p>Tiempo (s.)</text:p>
          </table:table-cell>
          <table:table-cell/>
          <table:table-cell table:style-name="ce7" office:value-type="string" calcext:value-type="string">
            <text:p>Media Desv:</text:p>
          </table:table-cell>
          <table:table-cell table:style-name="ce9" table:formula="of:=SUM([.D3:.D32])/[.H1]" office:value-type="float" office:value="4.2407025341716" calcext:value-type="float">
            <text:p>4,2407025341716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213.2" calcext:value-type="float">
            <text:p>18213,2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7.01444768303207" calcext:value-type="float">
            <text:p>7,01</text:p>
          </table:table-cell>
          <table:table-cell office:value-type="float" office:value="0.011101" calcext:value-type="float">
            <text:p>0,011101</text:p>
          </table:table-cell>
          <table:table-cell/>
          <table:table-cell table:style-name="ce7" office:value-type="string" calcext:value-type="string">
            <text:p>Media Tiempo:</text:p>
          </table:table-cell>
          <table:table-cell table:style-name="ce9" table:formula="of:=SUM([.E3:.E32])/[.H1]" office:value-type="float" office:value="0.134241533333333" calcext:value-type="float">
            <text:p>0,134241533333333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753.3" calcext:value-type="float">
            <text:p>17753,3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30018963926563" calcext:value-type="float">
            <text:p>8,30</text:p>
          </table:table-cell>
          <table:table-cell office:value-type="float" office:value="0.020106" calcext:value-type="float">
            <text:p>0,020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908" calcext:value-type="float">
            <text:p>17908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7.53199708132813" calcext:value-type="float">
            <text:p>7,53</text:p>
          </table:table-cell>
          <table:table-cell office:value-type="float" office:value="0.025871" calcext:value-type="float">
            <text:p>0,025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843.2" calcext:value-type="float">
            <text:p>17843,2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8.3015694782625" calcext:value-type="float">
            <text:p>8,30</text:p>
          </table:table-cell>
          <table:table-cell office:value-type="float" office:value="0.018293" calcext:value-type="float">
            <text:p>0,018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816.1" calcext:value-type="float">
            <text:p>17816,1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26916874676718" calcext:value-type="float">
            <text:p>8,27</text:p>
          </table:table-cell>
          <table:table-cell office:value-type="float" office:value="0.017542" calcext:value-type="float">
            <text:p>0,017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8113.9" calcext:value-type="float">
            <text:p>18113,9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7.9588025797478" calcext:value-type="float">
            <text:p>7,96</text:p>
          </table:table-cell>
          <table:table-cell office:value-type="float" office:value="0.023853" calcext:value-type="float">
            <text:p>0,023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956.5" calcext:value-type="float">
            <text:p>17956,5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7.11220850954005" calcext:value-type="float">
            <text:p>7,11</text:p>
          </table:table-cell>
          <table:table-cell office:value-type="float" office:value="0.020434" calcext:value-type="float">
            <text:p>0,020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813.6" calcext:value-type="float">
            <text:p>17813,6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46699103427509" calcext:value-type="float">
            <text:p>8,47</text:p>
          </table:table-cell>
          <table:table-cell office:value-type="float" office:value="0.014767" calcext:value-type="float">
            <text:p>0,014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977.3" calcext:value-type="float">
            <text:p>17977,3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7.70140606549407" calcext:value-type="float">
            <text:p>7,70</text:p>
          </table:table-cell>
          <table:table-cell office:value-type="float" office:value="0.021288" calcext:value-type="float">
            <text:p>0,021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859" calcext:value-type="float">
            <text:p>17859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8.90516533701015" calcext:value-type="float">
            <text:p>8,91</text:p>
          </table:table-cell>
          <table:table-cell office:value-type="float" office:value="0.018217" calcext:value-type="float">
            <text:p>0,018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53490" calcext:value-type="float">
            <text:p>753490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3.15419781836994" calcext:value-type="float">
            <text:p>3,15</text:p>
          </table:table-cell>
          <table:table-cell office:value-type="float" office:value="0.013635" calcext:value-type="float">
            <text:p>0,013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55596" calcext:value-type="float">
            <text:p>755596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3.12420794589876" calcext:value-type="float">
            <text:p>3,12</text:p>
          </table:table-cell>
          <table:table-cell office:value-type="float" office:value="0.009588" calcext:value-type="float">
            <text:p>0,009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46678" calcext:value-type="float">
            <text:p>746678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3.87379765285584" calcext:value-type="float">
            <text:p>3,87</text:p>
          </table:table-cell>
          <table:table-cell office:value-type="float" office:value="0.005824" calcext:value-type="float">
            <text:p>0,005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45712" calcext:value-type="float">
            <text:p>745712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3.82806690206293" calcext:value-type="float">
            <text:p>3,83</text:p>
          </table:table-cell>
          <table:table-cell office:value-type="float" office:value="0.006521" calcext:value-type="float">
            <text:p>0,006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40626" calcext:value-type="float">
            <text:p>740626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4.51064511473494" calcext:value-type="float">
            <text:p>4,51</text:p>
          </table:table-cell>
          <table:table-cell office:value-type="float" office:value="0.005948" calcext:value-type="float">
            <text:p>0,005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49027" calcext:value-type="float">
            <text:p>749027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3.37051708858703" calcext:value-type="float">
            <text:p>3,37</text:p>
          </table:table-cell>
          <table:table-cell office:value-type="float" office:value="0.005698" calcext:value-type="float">
            <text:p>0,005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67180" calcext:value-type="float">
            <text:p>767180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1.29341865525181" calcext:value-type="float">
            <text:p>1,29</text:p>
          </table:table-cell>
          <table:table-cell office:value-type="float" office:value="0.01107" calcext:value-type="float">
            <text:p>0,01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48484" calcext:value-type="float">
            <text:p>748484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3.93813920283636" calcext:value-type="float">
            <text:p>3,94</text:p>
          </table:table-cell>
          <table:table-cell office:value-type="float" office:value="0.006716" calcext:value-type="float">
            <text:p>0,006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49791" calcext:value-type="float">
            <text:p>749791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3.22807393984029" calcext:value-type="float">
            <text:p>3,23</text:p>
          </table:table-cell>
          <table:table-cell office:value-type="float" office:value="0.005128" calcext:value-type="float">
            <text:p>0,005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49290" calcext:value-type="float">
            <text:p>749290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3.31259278184935" calcext:value-type="float">
            <text:p>3,31</text:p>
          </table:table-cell>
          <table:table-cell office:value-type="float" office:value="0.007227" calcext:value-type="float">
            <text:p>0,007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2644" calcext:value-type="float">
            <text:p>112644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1.30980646404822" calcext:value-type="float">
            <text:p>1,31</text:p>
          </table:table-cell>
          <table:table-cell office:value-type="float" office:value="0.539468" calcext:value-type="float">
            <text:p>0,539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12309" calcext:value-type="float">
            <text:p>112309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1.56277390176349" calcext:value-type="float">
            <text:p>1,56</text:p>
          </table:table-cell>
          <table:table-cell office:value-type="float" office:value="0.311093" calcext:value-type="float">
            <text:p>0,311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2631" calcext:value-type="float">
            <text:p>112631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1.30822613998808" calcext:value-type="float">
            <text:p>1,31</text:p>
          </table:table-cell>
          <table:table-cell office:value-type="float" office:value="0.347056" calcext:value-type="float">
            <text:p>0,347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2822" calcext:value-type="float">
            <text:p>112822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1.20925019482851" calcext:value-type="float">
            <text:p>1,21</text:p>
          </table:table-cell>
          <table:table-cell office:value-type="float" office:value="0.513395" calcext:value-type="float">
            <text:p>0,513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2691" calcext:value-type="float">
            <text:p>112691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1.30408127517954" calcext:value-type="float">
            <text:p>1,30</text:p>
          </table:table-cell>
          <table:table-cell office:value-type="float" office:value="0.39375" calcext:value-type="float">
            <text:p>0,3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2444" calcext:value-type="float">
            <text:p>112444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1.58246682771418" calcext:value-type="float">
            <text:p>1,58</text:p>
          </table:table-cell>
          <table:table-cell office:value-type="float" office:value="0.335689" calcext:value-type="float">
            <text:p>0,335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2379" calcext:value-type="float">
            <text:p>112379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1.60577167222645" calcext:value-type="float">
            <text:p>1,61</text:p>
          </table:table-cell>
          <table:table-cell office:value-type="float" office:value="0.352085" calcext:value-type="float">
            <text:p>0,352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12655" calcext:value-type="float">
            <text:p>112655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1.50640857507563" calcext:value-type="float">
            <text:p>1,51</text:p>
          </table:table-cell>
          <table:table-cell office:value-type="float" office:value="0.287799" calcext:value-type="float">
            <text:p>0,287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2603" calcext:value-type="float">
            <text:p>112603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1.39928722165305" calcext:value-type="float">
            <text:p>1,40</text:p>
          </table:table-cell>
          <table:table-cell office:value-type="float" office:value="0.293427" calcext:value-type="float">
            <text:p>0,293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2778" calcext:value-type="float">
            <text:p>112778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1.23740049566078" calcext:value-type="float">
            <text:p>1,24</text:p>
          </table:table-cell>
          <table:table-cell office:value-type="float" office:value="0.384657" calcext:value-type="float">
            <text:p>0,384657</text:p>
          </table:table-cell>
          <table:table-cell table:number-columns-repeated="3"/>
        </table:table-row>
      </table:table>
      <table:table table:name="BMB" table:style-name="ta1">
        <table:table-column table:style-name="co9" table:default-cell-style-name="ce2"/>
        <table:table-column table:style-name="co6" table:default-cell-style-name="ce3"/>
        <table:table-column table:style-name="co10" table:default-cell-style-name="ce5"/>
        <table:table-column table:style-name="co6" table:default-cell-style-name="ce6"/>
        <table:table-column table:style-name="co11" table:default-cell-style-name="ce3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1" office:value-type="string" calcext:value-type="string" table:number-columns-spanned="5" table:number-rows-spanned="1">
            <text:p>BMB</text:p>
          </table:table-cell>
          <table:covered-table-cell table:number-columns-repeated="4" table:style-name="ce11"/>
          <table:table-cell/>
          <table:table-cell table:style-name="ce7" office:value-type="string" calcext:value-type="string">
            <text:p>Número Casos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2">
          <table:table-cell table:style-name="ce11" office:value-type="string" calcext:value-type="string">
            <text:p>Caso</text:p>
          </table:table-cell>
          <table:table-cell table:style-name="ce1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1" office:value-type="string" calcext:value-type="string">
            <text:p>Desv.</text:p>
          </table:table-cell>
          <table:table-cell table:style-name="ce11" office:value-type="string" calcext:value-type="string">
            <text:p>Tiempo (s.)</text:p>
          </table:table-cell>
          <table:table-cell/>
          <table:table-cell table:style-name="ce7" office:value-type="string" calcext:value-type="string">
            <text:p>Media Desv:</text:p>
          </table:table-cell>
          <table:table-cell table:style-name="ce9" table:formula="of:=SUM([.D3:.D32])/[.H1]" office:value-type="float" office:value="3.24772133011917" calcext:value-type="float">
            <text:p>3,24772133011917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277.2" calcext:value-type="float">
            <text:p>18277,2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6.68770250106042" calcext:value-type="float">
            <text:p>6,69</text:p>
          </table:table-cell>
          <table:table-cell office:value-type="float" office:value="0.361648" calcext:value-type="float">
            <text:p>0,361648</text:p>
          </table:table-cell>
          <table:table-cell/>
          <table:table-cell table:style-name="ce7" office:value-type="string" calcext:value-type="string">
            <text:p>Media Tiempo:</text:p>
          </table:table-cell>
          <table:table-cell table:style-name="ce9" table:formula="of:=SUM([.E3:.E32])/[.H1]" office:value-type="float" office:value="4.35600536666667" calcext:value-type="float">
            <text:p>4,35600536666667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767.8" calcext:value-type="float">
            <text:p>17767,8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22529385931313" calcext:value-type="float">
            <text:p>8,23</text:p>
          </table:table-cell>
          <table:table-cell office:value-type="float" office:value="0.372433" calcext:value-type="float">
            <text:p>0,372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961.2" calcext:value-type="float">
            <text:p>17961,2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7.25729874788647" calcext:value-type="float">
            <text:p>7,26</text:p>
          </table:table-cell>
          <table:table-cell office:value-type="float" office:value="0.363981" calcext:value-type="float">
            <text:p>0,363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906" calcext:value-type="float">
            <text:p>17906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7.97883244472787" calcext:value-type="float">
            <text:p>7,98</text:p>
          </table:table-cell>
          <table:table-cell office:value-type="float" office:value="0.342849" calcext:value-type="float">
            <text:p>0,342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866.6" calcext:value-type="float">
            <text:p>17866,6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00915634347532" calcext:value-type="float">
            <text:p>8,01</text:p>
          </table:table-cell>
          <table:table-cell office:value-type="float" office:value="0.345383" calcext:value-type="float">
            <text:p>0,345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8155.1" calcext:value-type="float">
            <text:p>18155,1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7.74945520929118" calcext:value-type="float">
            <text:p>7,75</text:p>
          </table:table-cell>
          <table:table-cell office:value-type="float" office:value="0.432605" calcext:value-type="float">
            <text:p>0,432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989.6" calcext:value-type="float">
            <text:p>17989,6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6.94098439023316" calcext:value-type="float">
            <text:p>6,94</text:p>
          </table:table-cell>
          <table:table-cell office:value-type="float" office:value="0.456048" calcext:value-type="float">
            <text:p>0,456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860.9" calcext:value-type="float">
            <text:p>17860,9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22394575852628" calcext:value-type="float">
            <text:p>8,22</text:p>
          </table:table-cell>
          <table:table-cell office:value-type="float" office:value="0.417601" calcext:value-type="float">
            <text:p>0,417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987.1" calcext:value-type="float">
            <text:p>17987,1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7.65109115610511" calcext:value-type="float">
            <text:p>7,65</text:p>
          </table:table-cell>
          <table:table-cell office:value-type="float" office:value="0.377228" calcext:value-type="float">
            <text:p>0,377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878.3" calcext:value-type="float">
            <text:p>17878,3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8.80672027799253" calcext:value-type="float">
            <text:p>8,81</text:p>
          </table:table-cell>
          <table:table-cell office:value-type="float" office:value="0.348509" calcext:value-type="float">
            <text:p>0,348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69644" calcext:value-type="float">
            <text:p>769644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1.07792993367067" calcext:value-type="float">
            <text:p>1,08</text:p>
          </table:table-cell>
          <table:table-cell office:value-type="float" office:value="0.307025" calcext:value-type="float">
            <text:p>0,307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66384" calcext:value-type="float">
            <text:p>766384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1.74106663138725" calcext:value-type="float">
            <text:p>1,74</text:p>
          </table:table-cell>
          <table:table-cell office:value-type="float" office:value="0.311444" calcext:value-type="float">
            <text:p>0,311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67931" calcext:value-type="float">
            <text:p>767931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1.13771840787493" calcext:value-type="float">
            <text:p>1,14</text:p>
          </table:table-cell>
          <table:table-cell office:value-type="float" office:value="0.334376" calcext:value-type="float">
            <text:p>0,334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67571" calcext:value-type="float">
            <text:p>767571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1.00898623072091" calcext:value-type="float">
            <text:p>1,01</text:p>
          </table:table-cell>
          <table:table-cell office:value-type="float" office:value="0.363196" calcext:value-type="float">
            <text:p>0,363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66933" calcext:value-type="float">
            <text:p>766933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1.11886780882525" calcext:value-type="float">
            <text:p>1,12</text:p>
          </table:table-cell>
          <table:table-cell office:value-type="float" office:value="0.321965" calcext:value-type="float">
            <text:p>0,321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72367" calcext:value-type="float">
            <text:p>772367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0.359501289220146" calcext:value-type="float">
            <text:p>0,36</text:p>
          </table:table-cell>
          <table:table-cell office:value-type="float" office:value="0.314709" calcext:value-type="float">
            <text:p>0,314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70543" calcext:value-type="float">
            <text:p>770543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0.860729803792718" calcext:value-type="float">
            <text:p>0,86</text:p>
          </table:table-cell>
          <table:table-cell office:value-type="float" office:value="0.329191" calcext:value-type="float">
            <text:p>0,329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73594" calcext:value-type="float">
            <text:p>773594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0.71547402279673" calcext:value-type="float">
            <text:p>0,72</text:p>
          </table:table-cell>
          <table:table-cell office:value-type="float" office:value="0.311026" calcext:value-type="float">
            <text:p>0,311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66350" calcext:value-type="float">
            <text:p>766350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1.09088327786891" calcext:value-type="float">
            <text:p>1,09</text:p>
          </table:table-cell>
          <table:table-cell office:value-type="float" office:value="0.31523" calcext:value-type="float">
            <text:p>0,31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67466" calcext:value-type="float">
            <text:p>767466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0.967185378044275" calcext:value-type="float">
            <text:p>0,97</text:p>
          </table:table-cell>
          <table:table-cell office:value-type="float" office:value="0.346614" calcext:value-type="float">
            <text:p>0,346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3103" calcext:value-type="float">
            <text:p>113103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0.907665215220039" calcext:value-type="float">
            <text:p>0,91</text:p>
          </table:table-cell>
          <table:table-cell office:value-type="float" office:value="12.9032" calcext:value-type="float">
            <text:p>12,9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12965" calcext:value-type="float">
            <text:p>112965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0.987799319847141" calcext:value-type="float">
            <text:p>0,99</text:p>
          </table:table-cell>
          <table:table-cell office:value-type="float" office:value="13.8968" calcext:value-type="float">
            <text:p>13,8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3116" calcext:value-type="float">
            <text:p>113116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0.883249798464828" calcext:value-type="float">
            <text:p>0,88</text:p>
          </table:table-cell>
          <table:table-cell office:value-type="float" office:value="12.339" calcext:value-type="float">
            <text:p>12,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3134" calcext:value-type="float">
            <text:p>113134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0.936052467973696" calcext:value-type="float">
            <text:p>0,94</text:p>
          </table:table-cell>
          <table:table-cell office:value-type="float" office:value="12.4059" calcext:value-type="float">
            <text:p>12,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3009" calcext:value-type="float">
            <text:p>113009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1.02557365563146" calcext:value-type="float">
            <text:p>1,03</text:p>
          </table:table-cell>
          <table:table-cell office:value-type="float" office:value="12.14" calcext:value-type="float">
            <text:p>12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3163" calcext:value-type="float">
            <text:p>113163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0.953156181073417" calcext:value-type="float">
            <text:p>0,95</text:p>
          </table:table-cell>
          <table:table-cell office:value-type="float" office:value="12.6464" calcext:value-type="float">
            <text:p>12,6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3218" calcext:value-type="float">
            <text:p>113218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0.871179287821877" calcext:value-type="float">
            <text:p>0,87</text:p>
          </table:table-cell>
          <table:table-cell office:value-type="float" office:value="12.0933" calcext:value-type="float">
            <text:p>12,0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12914" calcext:value-type="float">
            <text:p>112914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1.27996642711011" calcext:value-type="float">
            <text:p>1,28</text:p>
          </table:table-cell>
          <table:table-cell office:value-type="float" office:value="11.1163" calcext:value-type="float">
            <text:p>11,1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3022" calcext:value-type="float">
            <text:p>113022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1.03239025927969" calcext:value-type="float">
            <text:p>1,03</text:p>
          </table:table-cell>
          <table:table-cell office:value-type="float" office:value="11.3394" calcext:value-type="float">
            <text:p>11,3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3111" calcext:value-type="float">
            <text:p>113111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0.945783818339449" calcext:value-type="float">
            <text:p>0,95</text:p>
          </table:table-cell>
          <table:table-cell office:value-type="float" office:value="12.7268" calcext:value-type="float">
            <text:p>12,7268</text:p>
          </table:table-cell>
          <table:table-cell table:number-columns-repeated="3"/>
        </table:table-row>
      </table:table>
      <table:table table:name="ILS" table:style-name="ta1">
        <table:table-column table:style-name="co14" table:default-cell-style-name="ce2"/>
        <table:table-column table:style-name="co6" table:default-cell-style-name="ce3"/>
        <table:table-column table:style-name="co15" table:default-cell-style-name="ce5"/>
        <table:table-column table:style-name="co6" table:default-cell-style-name="ce6"/>
        <table:table-column table:style-name="co6" table:default-cell-style-name="ce3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1" office:value-type="string" calcext:value-type="string" table:number-columns-spanned="5" table:number-rows-spanned="1">
            <text:p>ILS</text:p>
          </table:table-cell>
          <table:covered-table-cell table:number-columns-repeated="4" table:style-name="ce11"/>
          <table:table-cell/>
          <table:table-cell table:style-name="ce7" office:value-type="string" calcext:value-type="string">
            <text:p>Número Casos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2">
          <table:table-cell table:style-name="ce11" office:value-type="string" calcext:value-type="string">
            <text:p>Caso</text:p>
          </table:table-cell>
          <table:table-cell table:style-name="ce1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1" office:value-type="string" calcext:value-type="string">
            <text:p>Desv.</text:p>
          </table:table-cell>
          <table:table-cell table:style-name="ce11" office:value-type="string" calcext:value-type="string">
            <text:p>Tiempo (s.)</text:p>
          </table:table-cell>
          <table:table-cell/>
          <table:table-cell table:style-name="ce7" office:value-type="string" calcext:value-type="string">
            <text:p>Media Desv:</text:p>
          </table:table-cell>
          <table:table-cell table:style-name="ce9" table:formula="of:=SUM([.D3:.D32])/[.H1]" office:value-type="float" office:value="3.25305230015187" calcext:value-type="float">
            <text:p>3,25305230015187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275.2" calcext:value-type="float">
            <text:p>18275,2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6.69791328799704" calcext:value-type="float">
            <text:p>6,70</text:p>
          </table:table-cell>
          <table:table-cell office:value-type="float" office:value="0.156464" calcext:value-type="float">
            <text:p>0,156464</text:p>
          </table:table-cell>
          <table:table-cell/>
          <table:table-cell table:style-name="ce7" office:value-type="string" calcext:value-type="string">
            <text:p>Media Tiempo:</text:p>
          </table:table-cell>
          <table:table-cell table:style-name="ce9" table:formula="of:=SUM([.E3:.E32])/[.H1]" office:value-type="float" office:value="2.15990076666667" calcext:value-type="float">
            <text:p>2,15990076666667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786.5" calcext:value-type="float">
            <text:p>17786,5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12870412930543" calcext:value-type="float">
            <text:p>8,13</text:p>
          </table:table-cell>
          <table:table-cell office:value-type="float" office:value="0.249534" calcext:value-type="float">
            <text:p>0,249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961.2" calcext:value-type="float">
            <text:p>17961,2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7.25729874788647" calcext:value-type="float">
            <text:p>7,26</text:p>
          </table:table-cell>
          <table:table-cell office:value-type="float" office:value="0.13693" calcext:value-type="float">
            <text:p>0,13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905.5" calcext:value-type="float">
            <text:p>17905,5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7.98140200709678" calcext:value-type="float">
            <text:p>7,98</text:p>
          </table:table-cell>
          <table:table-cell office:value-type="float" office:value="0.164449" calcext:value-type="float">
            <text:p>0,164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869.3" calcext:value-type="float">
            <text:p>17869,3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7.99525469023" calcext:value-type="float">
            <text:p>8,00</text:p>
          </table:table-cell>
          <table:table-cell office:value-type="float" office:value="0.181011" calcext:value-type="float">
            <text:p>0,181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8136.3" calcext:value-type="float">
            <text:p>18136,3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7.84498265017916" calcext:value-type="float">
            <text:p>7,84</text:p>
          </table:table-cell>
          <table:table-cell office:value-type="float" office:value="0.155159" calcext:value-type="float">
            <text:p>0,155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990.6" calcext:value-type="float">
            <text:p>17990,6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6.93581145611513" calcext:value-type="float">
            <text:p>6,94</text:p>
          </table:table-cell>
          <table:table-cell office:value-type="float" office:value="0.185069" calcext:value-type="float">
            <text:p>0,185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871.6" calcext:value-type="float">
            <text:p>17871,6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16896511475225" calcext:value-type="float">
            <text:p>8,17</text:p>
          </table:table-cell>
          <table:table-cell office:value-type="float" office:value="0.202546" calcext:value-type="float">
            <text:p>0,202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989.4" calcext:value-type="float">
            <text:p>17989,4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7.63928255492197" calcext:value-type="float">
            <text:p>7,64</text:p>
          </table:table-cell>
          <table:table-cell office:value-type="float" office:value="0.146041" calcext:value-type="float">
            <text:p>0,146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898.6" calcext:value-type="float">
            <text:p>17898,6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8.70317443871493" calcext:value-type="float">
            <text:p>8,70</text:p>
          </table:table-cell>
          <table:table-cell office:value-type="float" office:value="0.191573" calcext:value-type="float">
            <text:p>0,191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64599" calcext:value-type="float">
            <text:p>764599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1.72636199249869" calcext:value-type="float">
            <text:p>1,73</text:p>
          </table:table-cell>
          <table:table-cell office:value-type="float" office:value="0.128036" calcext:value-type="float">
            <text:p>0,128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67858" calcext:value-type="float">
            <text:p>767858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1.55208347439893" calcext:value-type="float">
            <text:p>1,55</text:p>
          </table:table-cell>
          <table:table-cell office:value-type="float" office:value="0.158811" calcext:value-type="float">
            <text:p>0,158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72297" calcext:value-type="float">
            <text:p>772297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0.575646136497404" calcext:value-type="float">
            <text:p>0,58</text:p>
          </table:table-cell>
          <table:table-cell office:value-type="float" office:value="0.142409" calcext:value-type="float">
            <text:p>0,142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68395" calcext:value-type="float">
            <text:p>768395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0.902717761294773" calcext:value-type="float">
            <text:p>0,90</text:p>
          </table:table-cell>
          <table:table-cell office:value-type="float" office:value="0.151519" calcext:value-type="float">
            <text:p>0,151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63651" calcext:value-type="float">
            <text:p>763651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1.54201803948612" calcext:value-type="float">
            <text:p>1,54</text:p>
          </table:table-cell>
          <table:table-cell office:value-type="float" office:value="0.206384" calcext:value-type="float">
            <text:p>0,206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62426" calcext:value-type="float">
            <text:p>762426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1.64195664746805" calcext:value-type="float">
            <text:p>1,64</text:p>
          </table:table-cell>
          <table:table-cell office:value-type="float" office:value="0.131544" calcext:value-type="float">
            <text:p>0,131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74977" calcext:value-type="float">
            <text:p>774977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0.290244413554946" calcext:value-type="float">
            <text:p>0,29</text:p>
          </table:table-cell>
          <table:table-cell office:value-type="float" office:value="0.218603" calcext:value-type="float">
            <text:p>0,218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73330" calcext:value-type="float">
            <text:p>773330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0.749356285143623" calcext:value-type="float">
            <text:p>0,75</text:p>
          </table:table-cell>
          <table:table-cell office:value-type="float" office:value="0.149841" calcext:value-type="float">
            <text:p>0,149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62162" calcext:value-type="float">
            <text:p>762162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1.63140833930596" calcext:value-type="float">
            <text:p>1,63</text:p>
          </table:table-cell>
          <table:table-cell office:value-type="float" office:value="0.168134" calcext:value-type="float">
            <text:p>0,168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65320" calcext:value-type="float">
            <text:p>765320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1.24410242737117" calcext:value-type="float">
            <text:p>1,24</text:p>
          </table:table-cell>
          <table:table-cell office:value-type="float" office:value="0.154346" calcext:value-type="float">
            <text:p>0,154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3028" calcext:value-type="float">
            <text:p>113028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0.973374569603729" calcext:value-type="float">
            <text:p>0,97</text:p>
          </table:table-cell>
          <table:table-cell office:value-type="float" office:value="6.05271" calcext:value-type="float">
            <text:p>6,05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13233" calcext:value-type="float">
            <text:p>113233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0.752901167478877" calcext:value-type="float">
            <text:p>0,75</text:p>
          </table:table-cell>
          <table:table-cell office:value-type="float" office:value="5.71245" calcext:value-type="float">
            <text:p>5,71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3147" calcext:value-type="float">
            <text:p>113147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0.856086362202517" calcext:value-type="float">
            <text:p>0,86</text:p>
          </table:table-cell>
          <table:table-cell office:value-type="float" office:value="6.28634" calcext:value-type="float">
            <text:p>6,28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3263" calcext:value-type="float">
            <text:p>113263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0.823095715524111" calcext:value-type="float">
            <text:p>0,82</text:p>
          </table:table-cell>
          <table:table-cell office:value-type="float" office:value="6.15542" calcext:value-type="float">
            <text:p>6,15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3270" calcext:value-type="float">
            <text:p>113270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0.796987213172184" calcext:value-type="float">
            <text:p>0,80</text:p>
          </table:table-cell>
          <table:table-cell office:value-type="float" office:value="5.91569" calcext:value-type="float">
            <text:p>5,91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3355" calcext:value-type="float">
            <text:p>113355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0.785106606448902" calcext:value-type="float">
            <text:p>0,79</text:p>
          </table:table-cell>
          <table:table-cell office:value-type="float" office:value="6.2781" calcext:value-type="float">
            <text:p>6,2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3491" calcext:value-type="float">
            <text:p>113491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0.632152206841603" calcext:value-type="float">
            <text:p>0,63</text:p>
          </table:table-cell>
          <table:table-cell office:value-type="float" office:value="6.90263" calcext:value-type="float">
            <text:p>6,90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13408" calcext:value-type="float">
            <text:p>113408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0.848065187361206" calcext:value-type="float">
            <text:p>0,85</text:p>
          </table:table-cell>
          <table:table-cell office:value-type="float" office:value="5.51517" calcext:value-type="float">
            <text:p>5,51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2938" calcext:value-type="float">
            <text:p>112938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1.10594478156934" calcext:value-type="float">
            <text:p>1,11</text:p>
          </table:table-cell>
          <table:table-cell office:value-type="float" office:value="6.25589" calcext:value-type="float">
            <text:p>6,255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3267" calcext:value-type="float">
            <text:p>113267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0.809170600134862" calcext:value-type="float">
            <text:p>0,81</text:p>
          </table:table-cell>
          <table:table-cell office:value-type="float" office:value="6.34422" calcext:value-type="float">
            <text:p>6,34422</text:p>
          </table:table-cell>
          <table:table-cell table:number-columns-repeated="3"/>
        </table:table-row>
      </table:table>
      <table:table table:name="ILS-ES" table:style-name="ta1">
        <table:table-column table:style-name="co18" table:default-cell-style-name="ce2"/>
        <table:table-column table:style-name="co5" table:default-cell-style-name="ce3"/>
        <table:table-column table:style-name="co5" table:default-cell-style-name="ce5"/>
        <table:table-column table:style-name="co6" table:default-cell-style-name="ce6"/>
        <table:table-column table:style-name="co6" table:default-cell-style-name="ce3"/>
        <table:table-column table:style-name="co6" table:default-cell-style-name="Default"/>
        <table:table-column table:style-name="co19" table:default-cell-style-name="Default"/>
        <table:table-column table:style-name="co17" table:default-cell-style-name="Default"/>
        <table:table-row table:style-name="ro1">
          <table:table-cell table:style-name="ce11" office:value-type="string" calcext:value-type="string" table:number-columns-spanned="5" table:number-rows-spanned="1">
            <text:p>ILS-ES</text:p>
          </table:table-cell>
          <table:covered-table-cell table:number-columns-repeated="4" table:style-name="ce11"/>
          <table:table-cell/>
          <table:table-cell table:style-name="ce7" office:value-type="string" calcext:value-type="string">
            <text:p>Número Casos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2">
          <table:table-cell table:style-name="ce11" office:value-type="string" calcext:value-type="string">
            <text:p>Caso</text:p>
          </table:table-cell>
          <table:table-cell table:style-name="ce1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1" office:value-type="string" calcext:value-type="string">
            <text:p>Desv.</text:p>
          </table:table-cell>
          <table:table-cell table:style-name="ce11" office:value-type="string" calcext:value-type="string">
            <text:p>Tiempo (s.)</text:p>
          </table:table-cell>
          <table:table-cell/>
          <table:table-cell table:style-name="ce7" office:value-type="string" calcext:value-type="string">
            <text:p>Media Desv:</text:p>
          </table:table-cell>
          <table:table-cell table:style-name="ce9" table:formula="of:=SUM([.D3:.D32])/[.H1]" office:value-type="float" office:value="5.78783877637204" calcext:value-type="float">
            <text:p>5,78783877637204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7867.2" calcext:value-type="float">
            <text:p>17867,2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8.78091382306627" calcext:value-type="float">
            <text:p>8,78</text:p>
          </table:table-cell>
          <table:table-cell office:value-type="float" office:value="0.042126" calcext:value-type="float">
            <text:p>0,042126</text:p>
          </table:table-cell>
          <table:table-cell/>
          <table:table-cell table:style-name="ce7" office:value-type="string" calcext:value-type="string">
            <text:p>Media Tiempo:</text:p>
          </table:table-cell>
          <table:table-cell table:style-name="ce9" table:formula="of:=SUM([.E3:.E32])/[.H1]" office:value-type="float" office:value="0.320608533333333" calcext:value-type="float">
            <text:p>0,320608533333333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525.9" calcext:value-type="float">
            <text:p>17525,9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9.4747620779689" calcext:value-type="float">
            <text:p>9,47</text:p>
          </table:table-cell>
          <table:table-cell office:value-type="float" office:value="0.059089" calcext:value-type="float">
            <text:p>0,059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720.1" calcext:value-type="float">
            <text:p>17720,1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8.50221920263809" calcext:value-type="float">
            <text:p>8,50</text:p>
          </table:table-cell>
          <table:table-cell office:value-type="float" office:value="0.039997" calcext:value-type="float">
            <text:p>0,039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606.4" calcext:value-type="float">
            <text:p>17606,4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9.51851421617651" calcext:value-type="float">
            <text:p>9,52</text:p>
          </table:table-cell>
          <table:table-cell office:value-type="float" office:value="0.050956" calcext:value-type="float">
            <text:p>0,0509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546.4" calcext:value-type="float">
            <text:p>17546,4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9.65778944315958" calcext:value-type="float">
            <text:p>9,66</text:p>
          </table:table-cell>
          <table:table-cell office:value-type="float" office:value="0.040478" calcext:value-type="float">
            <text:p>0,040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7954.3" calcext:value-type="float">
            <text:p>17954,3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8.76976957792447" calcext:value-type="float">
            <text:p>8,77</text:p>
          </table:table-cell>
          <table:table-cell office:value-type="float" office:value="0.037426" calcext:value-type="float">
            <text:p>0,037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820.5" calcext:value-type="float">
            <text:p>17820,5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7.81572754959254" calcext:value-type="float">
            <text:p>7,82</text:p>
          </table:table-cell>
          <table:table-cell office:value-type="float" office:value="0.041972" calcext:value-type="float">
            <text:p>0,041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641.2" calcext:value-type="float">
            <text:p>17641,2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9.3528473881671" calcext:value-type="float">
            <text:p>9,35</text:p>
          </table:table-cell>
          <table:table-cell office:value-type="float" office:value="0.064083" calcext:value-type="float">
            <text:p>0,064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710.5" calcext:value-type="float">
            <text:p>17710,5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9.07120380273637" calcext:value-type="float">
            <text:p>9,07</text:p>
          </table:table-cell>
          <table:table-cell office:value-type="float" office:value="0.040103" calcext:value-type="float">
            <text:p>0,040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628.6" calcext:value-type="float">
            <text:p>17628,6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10.0803851089096" calcext:value-type="float">
            <text:p>10,08</text:p>
          </table:table-cell>
          <table:table-cell office:value-type="float" office:value="0.042594" calcext:value-type="float">
            <text:p>0,042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28080" calcext:value-type="float">
            <text:p>728080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6.42013609682781" calcext:value-type="float">
            <text:p>6,42</text:p>
          </table:table-cell>
          <table:table-cell office:value-type="float" office:value="0.040551" calcext:value-type="float">
            <text:p>0,040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43507" calcext:value-type="float">
            <text:p>743507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4.67415189761639" calcext:value-type="float">
            <text:p>4,67</text:p>
          </table:table-cell>
          <table:table-cell office:value-type="float" office:value="0.049565" calcext:value-type="float">
            <text:p>0,049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40066" calcext:value-type="float">
            <text:p>740066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4.72501658513899" calcext:value-type="float">
            <text:p>4,73</text:p>
          </table:table-cell>
          <table:table-cell office:value-type="float" office:value="0.037143" calcext:value-type="float">
            <text:p>0,037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38161" calcext:value-type="float">
            <text:p>738161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4.80189361642789" calcext:value-type="float">
            <text:p>4,80</text:p>
          </table:table-cell>
          <table:table-cell office:value-type="float" office:value="0.076769" calcext:value-type="float">
            <text:p>0,076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33844" calcext:value-type="float">
            <text:p>733844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5.38505244695372" calcext:value-type="float">
            <text:p>5,39</text:p>
          </table:table-cell>
          <table:table-cell office:value-type="float" office:value="0.045109" calcext:value-type="float">
            <text:p>0,045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43850" calcext:value-type="float">
            <text:p>743850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4.03838464614154" calcext:value-type="float">
            <text:p>4,04</text:p>
          </table:table-cell>
          <table:table-cell office:value-type="float" office:value="0.041605" calcext:value-type="float">
            <text:p>0,041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37802" calcext:value-type="float">
            <text:p>737802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5.07323818488764" calcext:value-type="float">
            <text:p>5,07</text:p>
          </table:table-cell>
          <table:table-cell office:value-type="float" office:value="0.036554" calcext:value-type="float">
            <text:p>0,036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31734" calcext:value-type="float">
            <text:p>731734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6.0878660752244" calcext:value-type="float">
            <text:p>6,09</text:p>
          </table:table-cell>
          <table:table-cell office:value-type="float" office:value="0.061203" calcext:value-type="float">
            <text:p>0,061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42774" calcext:value-type="float">
            <text:p>742774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4.13372445466928" calcext:value-type="float">
            <text:p>4,13</text:p>
          </table:table-cell>
          <table:table-cell office:value-type="float" office:value="0.038062" calcext:value-type="float">
            <text:p>0,038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34460" calcext:value-type="float">
            <text:p>734460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5.22623669681575" calcext:value-type="float">
            <text:p>5,23</text:p>
          </table:table-cell>
          <table:table-cell office:value-type="float" office:value="0.038845" calcext:value-type="float">
            <text:p>0,038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0778" calcext:value-type="float">
            <text:p>110778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2.94465520111443" calcext:value-type="float">
            <text:p>2,94</text:p>
          </table:table-cell>
          <table:table-cell office:value-type="float" office:value="0.924305" calcext:value-type="float">
            <text:p>0,924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10504" calcext:value-type="float">
            <text:p>110504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3.14483048767661" calcext:value-type="float">
            <text:p>3,14</text:p>
          </table:table-cell>
          <table:table-cell office:value-type="float" office:value="0.833169" calcext:value-type="float">
            <text:p>0,833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0820" calcext:value-type="float">
            <text:p>110820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2.89509656163471" calcext:value-type="float">
            <text:p>2,90</text:p>
          </table:table-cell>
          <table:table-cell office:value-type="float" office:value="0.833646" calcext:value-type="float">
            <text:p>0,833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0462" calcext:value-type="float">
            <text:p>110462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3.27574582103798" calcext:value-type="float">
            <text:p>3,28</text:p>
          </table:table-cell>
          <table:table-cell office:value-type="float" office:value="0.835134" calcext:value-type="float">
            <text:p>0,835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0457" calcext:value-type="float">
            <text:p>110457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3.26064109301103" calcext:value-type="float">
            <text:p>3,26</text:p>
          </table:table-cell>
          <table:table-cell office:value-type="float" office:value="0.818761" calcext:value-type="float">
            <text:p>0,8187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0549" calcext:value-type="float">
            <text:p>110549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3.24108111893008" calcext:value-type="float">
            <text:p>3,24</text:p>
          </table:table-cell>
          <table:table-cell office:value-type="float" office:value="0.891889" calcext:value-type="float">
            <text:p>0,891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0645" calcext:value-type="float">
            <text:p>110645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3.12398763713413" calcext:value-type="float">
            <text:p>3,12</text:p>
          </table:table-cell>
          <table:table-cell office:value-type="float" office:value="0.880418" calcext:value-type="float">
            <text:p>0,880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10302" calcext:value-type="float">
            <text:p>110302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3.56362237493224" calcext:value-type="float">
            <text:p>3,56</text:p>
          </table:table-cell>
          <table:table-cell office:value-type="float" office:value="0.904199" calcext:value-type="float">
            <text:p>0,904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0337" calcext:value-type="float">
            <text:p>110337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3.38350802532377" calcext:value-type="float">
            <text:p>3,38</text:p>
          </table:table-cell>
          <table:table-cell office:value-type="float" office:value="0.8977" calcext:value-type="float">
            <text:p>0,8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0523" calcext:value-type="float">
            <text:p>110523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3.21216207932324" calcext:value-type="float">
            <text:p>3,21</text:p>
          </table:table-cell>
          <table:table-cell office:value-type="float" office:value="0.874805" calcext:value-type="float">
            <text:p>0,874805</text:p>
          </table:table-cell>
          <table:table-cell table:number-columns-repeated="3"/>
        </table:table-row>
      </table:table>
      <table:table table:name="Comparativa" table:style-name="ta1">
        <table:shapes>
          <draw:frame draw:z-index="0" draw:style-name="gr1" draw:text-style-name="P1" svg:width="159.99mm" svg:height="89.99mm" svg:x="225.31mm" svg:y="4.46mm">
            <draw:object draw:notify-on-update-of-ranges="Comparativa.H4:Comparativa.H13 Comparativa.B2:Comparativa.B2 Comparativa.B4:Comparativa.B13 Comparativa.C2:Comparativa.C2 Comparativa.C4:Comparativa.C13 Comparativa.D2:Comparativa.D2 Comparativa.D4:Comparativa.D13 Comparativa.E2:Comparativa.E2 Comparativa.E4:Comparativa.E13 Comparativa.F2:Comparativa.F2 Comparativa.F4:Comparativa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24.16mm" svg:y="98.69mm">
            <draw:object draw:notify-on-update-of-ranges="Comparativa.B2:Comparativa.B2 Comparativa.B14:Comparativa.B23 Comparativa.C2:Comparativa.C2 Comparativa.C14:Comparativa.C23 Comparativa.D2:Comparativa.D2 Comparativa.D14:Comparativa.D23 Comparativa.E2:Comparativa.E2 Comparativa.E14:Comparativa.E23 Comparativa.F2:Comparativa.F2 Comparativa.F14:Comparativa.F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25.6mm" svg:y="193.85mm">
            <draw:object draw:notify-on-update-of-ranges="Comparativa.B2:Comparativa.B2 Comparativa.H24:Comparativa.H33 Comparativa.C2:Comparativa.C2 Comparativa.C24:Comparativa.C33 Comparativa.B2:Comparativa.B2 Comparativa.B24:Comparativa.B33 Comparativa.D2:Comparativa.D2 Comparativa.D24:Comparativa.D33 Comparativa.E2:Comparativa.E2 Comparativa.E24:Comparativa.E33 Comparativa.F2:Comparativa.F2 Comparativa.F24:Comparativa.F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0" table:default-cell-style-name="ce2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6" table:number-columns-repeated="2" table:default-cell-style-name="Default"/>
        <table:table-row table:style-name="ro4">
          <table:table-cell table:style-name="Default" table:number-columns-spanned="1" table:number-rows-spanned="2"/>
          <table:table-cell table:style-name="ce25" office:value-type="string" calcext:value-type="string" table:number-columns-spanned="5" table:number-rows-spanned="1">
            <text:p>Algoritmo</text:p>
          </table:table-cell>
          <table:covered-table-cell table:number-columns-repeated="4" table:style-name="Default"/>
          <table:table-cell table:number-columns-repeated="2"/>
        </table:table-row>
        <table:table-row table:style-name="ro4">
          <table:covered-table-cell table:style-name="Default"/>
          <table:table-cell table:style-name="ce7" office:value-type="string" calcext:value-type="string">
            <text:p>ES</text:p>
          </table:table-cell>
          <table:table-cell table:style-name="ce7" office:value-type="string" calcext:value-type="string">
            <text:p>BMB</text:p>
          </table:table-cell>
          <table:table-cell table:style-name="ce7" office:value-type="string" calcext:value-type="string">
            <text:p>ILS</text:p>
          </table:table-cell>
          <table:table-cell table:style-name="ce7" office:value-type="string" calcext:value-type="string">
            <text:p>ILS-ES</text:p>
          </table:table-cell>
          <table:table-cell table:style-name="ce7" office:value-type="string" calcext:value-type="string">
            <text:p>BL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aso</text:p>
          </table:table-cell>
          <table:table-cell table:style-name="ce7" office:value-type="string" calcext:value-type="string" table:number-columns-spanned="5" table:number-rows-spanned="1">
            <text:p>Diversidad</text:p>
          </table:table-cell>
          <table:covered-table-cell table:number-columns-repeated="4" table:style-name="Default"/>
          <table:table-cell table:number-columns-repeated="2"/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213.2" calcext:value-type="float">
            <text:p>18213,2</text:p>
          </table:table-cell>
          <table:table-cell office:value-type="float" office:value="18277.2" calcext:value-type="float">
            <text:p>18277,2</text:p>
          </table:table-cell>
          <table:table-cell office:value-type="float" office:value="18275.2" calcext:value-type="float">
            <text:p>18275,2</text:p>
          </table:table-cell>
          <table:table-cell office:value-type="float" office:value="17867.2" calcext:value-type="float">
            <text:p>17867,2</text:p>
          </table:table-cell>
          <table:table-cell office:value-type="float" office:value="18280" calcext:value-type="float">
            <text:p>1828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753.3" calcext:value-type="float">
            <text:p>17753,3</text:p>
          </table:table-cell>
          <table:table-cell office:value-type="float" office:value="17767.8" calcext:value-type="float">
            <text:p>17767,8</text:p>
          </table:table-cell>
          <table:table-cell office:value-type="float" office:value="17786.5" calcext:value-type="float">
            <text:p>17786,5</text:p>
          </table:table-cell>
          <table:table-cell office:value-type="float" office:value="17525.9" calcext:value-type="float">
            <text:p>17525,9</text:p>
          </table:table-cell>
          <table:table-cell office:value-type="float" office:value="17755.6" calcext:value-type="float">
            <text:p>17755,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908" calcext:value-type="float">
            <text:p>17908</text:p>
          </table:table-cell>
          <table:table-cell table:number-columns-repeated="2" office:value-type="float" office:value="17961.2" calcext:value-type="float">
            <text:p>17961,2</text:p>
          </table:table-cell>
          <table:table-cell office:value-type="float" office:value="17720.1" calcext:value-type="float">
            <text:p>17720,1</text:p>
          </table:table-cell>
          <table:table-cell office:value-type="float" office:value="17935.8" calcext:value-type="float">
            <text:p>17935,8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843.2" calcext:value-type="float">
            <text:p>17843,2</text:p>
          </table:table-cell>
          <table:table-cell office:value-type="float" office:value="17906" calcext:value-type="float">
            <text:p>17906</text:p>
          </table:table-cell>
          <table:table-cell office:value-type="float" office:value="17905.5" calcext:value-type="float">
            <text:p>17905,5</text:p>
          </table:table-cell>
          <table:table-cell office:value-type="float" office:value="17606.4" calcext:value-type="float">
            <text:p>17606,4</text:p>
          </table:table-cell>
          <table:table-cell office:value-type="float" office:value="17902.2" calcext:value-type="float">
            <text:p>17902,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816.1" calcext:value-type="float">
            <text:p>17816,1</text:p>
          </table:table-cell>
          <table:table-cell office:value-type="float" office:value="17866.6" calcext:value-type="float">
            <text:p>17866,6</text:p>
          </table:table-cell>
          <table:table-cell office:value-type="float" office:value="17869.3" calcext:value-type="float">
            <text:p>17869,3</text:p>
          </table:table-cell>
          <table:table-cell office:value-type="float" office:value="17546.4" calcext:value-type="float">
            <text:p>17546,4</text:p>
          </table:table-cell>
          <table:table-cell office:value-type="float" office:value="17800.6" calcext:value-type="float">
            <text:p>17800,6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8113.9" calcext:value-type="float">
            <text:p>18113,9</text:p>
          </table:table-cell>
          <table:table-cell office:value-type="float" office:value="18155.1" calcext:value-type="float">
            <text:p>18155,1</text:p>
          </table:table-cell>
          <table:table-cell office:value-type="float" office:value="18136.3" calcext:value-type="float">
            <text:p>18136,3</text:p>
          </table:table-cell>
          <table:table-cell office:value-type="float" office:value="17954.3" calcext:value-type="float">
            <text:p>17954,3</text:p>
          </table:table-cell>
          <table:table-cell office:value-type="float" office:value="18175.5" calcext:value-type="float">
            <text:p>18175,5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956.5" calcext:value-type="float">
            <text:p>17956,5</text:p>
          </table:table-cell>
          <table:table-cell office:value-type="float" office:value="17989.6" calcext:value-type="float">
            <text:p>17989,6</text:p>
          </table:table-cell>
          <table:table-cell office:value-type="float" office:value="17990.6" calcext:value-type="float">
            <text:p>17990,6</text:p>
          </table:table-cell>
          <table:table-cell office:value-type="float" office:value="17820.5" calcext:value-type="float">
            <text:p>17820,5</text:p>
          </table:table-cell>
          <table:table-cell office:value-type="float" office:value="17972.5" calcext:value-type="float">
            <text:p>17972,5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813.6" calcext:value-type="float">
            <text:p>17813,6</text:p>
          </table:table-cell>
          <table:table-cell office:value-type="float" office:value="17860.9" calcext:value-type="float">
            <text:p>17860,9</text:p>
          </table:table-cell>
          <table:table-cell office:value-type="float" office:value="17871.6" calcext:value-type="float">
            <text:p>17871,6</text:p>
          </table:table-cell>
          <table:table-cell office:value-type="float" office:value="17641.2" calcext:value-type="float">
            <text:p>17641,2</text:p>
          </table:table-cell>
          <table:table-cell office:value-type="float" office:value="17869.2" calcext:value-type="float">
            <text:p>17869,2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977.3" calcext:value-type="float">
            <text:p>17977,3</text:p>
          </table:table-cell>
          <table:table-cell office:value-type="float" office:value="17987.1" calcext:value-type="float">
            <text:p>17987,1</text:p>
          </table:table-cell>
          <table:table-cell office:value-type="float" office:value="17989.4" calcext:value-type="float">
            <text:p>17989,4</text:p>
          </table:table-cell>
          <table:table-cell office:value-type="float" office:value="17710.5" calcext:value-type="float">
            <text:p>17710,5</text:p>
          </table:table-cell>
          <table:table-cell office:value-type="float" office:value="17974" calcext:value-type="float">
            <text:p>17974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859" calcext:value-type="float">
            <text:p>17859</text:p>
          </table:table-cell>
          <table:table-cell office:value-type="float" office:value="17878.3" calcext:value-type="float">
            <text:p>17878,3</text:p>
          </table:table-cell>
          <table:table-cell office:value-type="float" office:value="17898.6" calcext:value-type="float">
            <text:p>17898,6</text:p>
          </table:table-cell>
          <table:table-cell office:value-type="float" office:value="17628.6" calcext:value-type="float">
            <text:p>17628,6</text:p>
          </table:table-cell>
          <table:table-cell office:value-type="float" office:value="17887.9" calcext:value-type="float">
            <text:p>17887,9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53490" calcext:value-type="float">
            <text:p>753490</text:p>
          </table:table-cell>
          <table:table-cell office:value-type="float" office:value="769644" calcext:value-type="float">
            <text:p>769644</text:p>
          </table:table-cell>
          <table:table-cell office:value-type="float" office:value="764599" calcext:value-type="float">
            <text:p>764599</text:p>
          </table:table-cell>
          <table:table-cell office:value-type="float" office:value="728080" calcext:value-type="float">
            <text:p>728080</text:p>
          </table:table-cell>
          <table:table-cell office:value-type="float" office:value="770730" calcext:value-type="float">
            <text:p>77073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55596" calcext:value-type="float">
            <text:p>755596</text:p>
          </table:table-cell>
          <table:table-cell office:value-type="float" office:value="766384" calcext:value-type="float">
            <text:p>766384</text:p>
          </table:table-cell>
          <table:table-cell office:value-type="float" office:value="767858" calcext:value-type="float">
            <text:p>767858</text:p>
          </table:table-cell>
          <table:table-cell office:value-type="float" office:value="743507" calcext:value-type="float">
            <text:p>743507</text:p>
          </table:table-cell>
          <table:table-cell office:value-type="float" office:value="758308" calcext:value-type="float">
            <text:p>75830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46678" calcext:value-type="float">
            <text:p>746678</text:p>
          </table:table-cell>
          <table:table-cell office:value-type="float" office:value="767931" calcext:value-type="float">
            <text:p>767931</text:p>
          </table:table-cell>
          <table:table-cell office:value-type="float" office:value="772297" calcext:value-type="float">
            <text:p>772297</text:p>
          </table:table-cell>
          <table:table-cell office:value-type="float" office:value="740066" calcext:value-type="float">
            <text:p>740066</text:p>
          </table:table-cell>
          <table:table-cell office:value-type="float" office:value="766037" calcext:value-type="float">
            <text:p>76603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45712" calcext:value-type="float">
            <text:p>745712</text:p>
          </table:table-cell>
          <table:table-cell office:value-type="float" office:value="767571" calcext:value-type="float">
            <text:p>767571</text:p>
          </table:table-cell>
          <table:table-cell office:value-type="float" office:value="768395" calcext:value-type="float">
            <text:p>768395</text:p>
          </table:table-cell>
          <table:table-cell office:value-type="float" office:value="738161" calcext:value-type="float">
            <text:p>738161</text:p>
          </table:table-cell>
          <table:table-cell office:value-type="float" office:value="764054" calcext:value-type="float">
            <text:p>76405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40626" calcext:value-type="float">
            <text:p>740626</text:p>
          </table:table-cell>
          <table:table-cell office:value-type="float" office:value="766933" calcext:value-type="float">
            <text:p>766933</text:p>
          </table:table-cell>
          <table:table-cell office:value-type="float" office:value="763651" calcext:value-type="float">
            <text:p>763651</text:p>
          </table:table-cell>
          <table:table-cell office:value-type="float" office:value="733844" calcext:value-type="float">
            <text:p>733844</text:p>
          </table:table-cell>
          <table:table-cell office:value-type="float" office:value="756103" calcext:value-type="float">
            <text:p>75610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49027" calcext:value-type="float">
            <text:p>749027</text:p>
          </table:table-cell>
          <table:table-cell office:value-type="float" office:value="772367" calcext:value-type="float">
            <text:p>772367</text:p>
          </table:table-cell>
          <table:table-cell office:value-type="float" office:value="762426" calcext:value-type="float">
            <text:p>762426</text:p>
          </table:table-cell>
          <table:table-cell office:value-type="float" office:value="743850" calcext:value-type="float">
            <text:p>743850</text:p>
          </table:table-cell>
          <table:table-cell office:value-type="float" office:value="761191" calcext:value-type="float">
            <text:p>76119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67180" calcext:value-type="float">
            <text:p>767180</text:p>
          </table:table-cell>
          <table:table-cell office:value-type="float" office:value="770543" calcext:value-type="float">
            <text:p>770543</text:p>
          </table:table-cell>
          <table:table-cell office:value-type="float" office:value="774977" calcext:value-type="float">
            <text:p>774977</text:p>
          </table:table-cell>
          <table:table-cell office:value-type="float" office:value="737802" calcext:value-type="float">
            <text:p>737802</text:p>
          </table:table-cell>
          <table:table-cell office:value-type="float" office:value="766263" calcext:value-type="float">
            <text:p>76626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48484" calcext:value-type="float">
            <text:p>748484</text:p>
          </table:table-cell>
          <table:table-cell office:value-type="float" office:value="773594" calcext:value-type="float">
            <text:p>773594</text:p>
          </table:table-cell>
          <table:table-cell office:value-type="float" office:value="773330" calcext:value-type="float">
            <text:p>773330</text:p>
          </table:table-cell>
          <table:table-cell office:value-type="float" office:value="731734" calcext:value-type="float">
            <text:p>731734</text:p>
          </table:table-cell>
          <table:table-cell office:value-type="float" office:value="770877" calcext:value-type="float">
            <text:p>77087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49791" calcext:value-type="float">
            <text:p>749791</text:p>
          </table:table-cell>
          <table:table-cell office:value-type="float" office:value="766350" calcext:value-type="float">
            <text:p>766350</text:p>
          </table:table-cell>
          <table:table-cell office:value-type="float" office:value="762162" calcext:value-type="float">
            <text:p>762162</text:p>
          </table:table-cell>
          <table:table-cell office:value-type="float" office:value="742774" calcext:value-type="float">
            <text:p>742774</text:p>
          </table:table-cell>
          <table:table-cell office:value-type="float" office:value="764975" calcext:value-type="float">
            <text:p>7649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49290" calcext:value-type="float">
            <text:p>749290</text:p>
          </table:table-cell>
          <table:table-cell office:value-type="float" office:value="767466" calcext:value-type="float">
            <text:p>767466</text:p>
          </table:table-cell>
          <table:table-cell office:value-type="float" office:value="765320" calcext:value-type="float">
            <text:p>765320</text:p>
          </table:table-cell>
          <table:table-cell office:value-type="float" office:value="734460" calcext:value-type="float">
            <text:p>734460</text:p>
          </table:table-cell>
          <table:table-cell office:value-type="float" office:value="752744" calcext:value-type="float">
            <text:p>7527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2644" calcext:value-type="float">
            <text:p>112644</text:p>
          </table:table-cell>
          <table:table-cell office:value-type="float" office:value="113103" calcext:value-type="float">
            <text:p>113103</text:p>
          </table:table-cell>
          <table:table-cell office:value-type="float" office:value="113028" calcext:value-type="float">
            <text:p>113028</text:p>
          </table:table-cell>
          <table:table-cell office:value-type="float" office:value="110778" calcext:value-type="float">
            <text:p>110778</text:p>
          </table:table-cell>
          <table:table-cell office:value-type="float" office:value="113640" calcext:value-type="float">
            <text:p>113640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12309" calcext:value-type="float">
            <text:p>112309</text:p>
          </table:table-cell>
          <table:table-cell office:value-type="float" office:value="112965" calcext:value-type="float">
            <text:p>112965</text:p>
          </table:table-cell>
          <table:table-cell office:value-type="float" office:value="113233" calcext:value-type="float">
            <text:p>113233</text:p>
          </table:table-cell>
          <table:table-cell office:value-type="float" office:value="110504" calcext:value-type="float">
            <text:p>110504</text:p>
          </table:table-cell>
          <table:table-cell office:value-type="float" office:value="113234" calcext:value-type="float">
            <text:p>113234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2631" calcext:value-type="float">
            <text:p>112631</text:p>
          </table:table-cell>
          <table:table-cell office:value-type="float" office:value="113116" calcext:value-type="float">
            <text:p>113116</text:p>
          </table:table-cell>
          <table:table-cell office:value-type="float" office:value="113147" calcext:value-type="float">
            <text:p>113147</text:p>
          </table:table-cell>
          <table:table-cell office:value-type="float" office:value="110820" calcext:value-type="float">
            <text:p>110820</text:p>
          </table:table-cell>
          <table:table-cell office:value-type="float" office:value="113092" calcext:value-type="float">
            <text:p>113092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2822" calcext:value-type="float">
            <text:p>112822</text:p>
          </table:table-cell>
          <table:table-cell office:value-type="float" office:value="113134" calcext:value-type="float">
            <text:p>113134</text:p>
          </table:table-cell>
          <table:table-cell office:value-type="float" office:value="113263" calcext:value-type="float">
            <text:p>113263</text:p>
          </table:table-cell>
          <table:table-cell office:value-type="float" office:value="110462" calcext:value-type="float">
            <text:p>110462</text:p>
          </table:table-cell>
          <table:table-cell office:value-type="float" office:value="113422" calcext:value-type="float">
            <text:p>113422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2691" calcext:value-type="float">
            <text:p>112691</text:p>
          </table:table-cell>
          <table:table-cell office:value-type="float" office:value="113009" calcext:value-type="float">
            <text:p>113009</text:p>
          </table:table-cell>
          <table:table-cell office:value-type="float" office:value="113270" calcext:value-type="float">
            <text:p>113270</text:p>
          </table:table-cell>
          <table:table-cell office:value-type="float" office:value="110457" calcext:value-type="float">
            <text:p>110457</text:p>
          </table:table-cell>
          <table:table-cell office:value-type="float" office:value="112753" calcext:value-type="float">
            <text:p>112753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2444" calcext:value-type="float">
            <text:p>112444</text:p>
          </table:table-cell>
          <table:table-cell office:value-type="float" office:value="113163" calcext:value-type="float">
            <text:p>113163</text:p>
          </table:table-cell>
          <table:table-cell office:value-type="float" office:value="113355" calcext:value-type="float">
            <text:p>113355</text:p>
          </table:table-cell>
          <table:table-cell office:value-type="float" office:value="110549" calcext:value-type="float">
            <text:p>110549</text:p>
          </table:table-cell>
          <table:table-cell office:value-type="float" office:value="113310" calcext:value-type="float">
            <text:p>113310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2379" calcext:value-type="float">
            <text:p>112379</text:p>
          </table:table-cell>
          <table:table-cell office:value-type="float" office:value="113218" calcext:value-type="float">
            <text:p>113218</text:p>
          </table:table-cell>
          <table:table-cell office:value-type="float" office:value="113491" calcext:value-type="float">
            <text:p>113491</text:p>
          </table:table-cell>
          <table:table-cell office:value-type="float" office:value="110645" calcext:value-type="float">
            <text:p>110645</text:p>
          </table:table-cell>
          <table:table-cell office:value-type="float" office:value="113501" calcext:value-type="float">
            <text:p>113501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12655" calcext:value-type="float">
            <text:p>112655</text:p>
          </table:table-cell>
          <table:table-cell office:value-type="float" office:value="112914" calcext:value-type="float">
            <text:p>112914</text:p>
          </table:table-cell>
          <table:table-cell office:value-type="float" office:value="113408" calcext:value-type="float">
            <text:p>113408</text:p>
          </table:table-cell>
          <table:table-cell office:value-type="float" office:value="110302" calcext:value-type="float">
            <text:p>110302</text:p>
          </table:table-cell>
          <table:table-cell office:value-type="float" office:value="113302" calcext:value-type="float">
            <text:p>113302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2603" calcext:value-type="float">
            <text:p>112603</text:p>
          </table:table-cell>
          <table:table-cell office:value-type="float" office:value="113022" calcext:value-type="float">
            <text:p>113022</text:p>
          </table:table-cell>
          <table:table-cell office:value-type="float" office:value="112938" calcext:value-type="float">
            <text:p>112938</text:p>
          </table:table-cell>
          <table:table-cell office:value-type="float" office:value="110337" calcext:value-type="float">
            <text:p>110337</text:p>
          </table:table-cell>
          <table:table-cell office:value-type="float" office:value="112674" calcext:value-type="float">
            <text:p>112674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2778" calcext:value-type="float">
            <text:p>112778</text:p>
          </table:table-cell>
          <table:table-cell office:value-type="float" office:value="113111" calcext:value-type="float">
            <text:p>113111</text:p>
          </table:table-cell>
          <table:table-cell office:value-type="float" office:value="113267" calcext:value-type="float">
            <text:p>113267</text:p>
          </table:table-cell>
          <table:table-cell office:value-type="float" office:value="110523" calcext:value-type="float">
            <text:p>110523</text:p>
          </table:table-cell>
          <table:table-cell office:value-type="float" office:value="112959" calcext:value-type="float">
            <text:p>112959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3" table:number-rows-repeated="3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Default" table:number-columns-spanned="1" table:number-rows-spanned="2"/>
          <table:table-cell table:style-name="ce7" office:value-type="string" calcext:value-type="string" table:number-columns-spanned="6" table:number-rows-spanned="1">
            <text:p>Algoritmo</text:p>
          </table:table-cell>
          <table:covered-table-cell table:number-columns-repeated="4" table:style-name="Default"/>
          <table:covered-table-cell/>
          <table:table-cell/>
        </table:table-row>
        <table:table-row table:style-name="ro4">
          <table:covered-table-cell table:style-name="Default"/>
          <table:table-cell table:style-name="ce7" office:value-type="string" calcext:value-type="string">
            <text:p>ES</text:p>
          </table:table-cell>
          <table:table-cell table:style-name="ce7" office:value-type="string" calcext:value-type="string">
            <text:p>BMB</text:p>
          </table:table-cell>
          <table:table-cell table:style-name="ce7" office:value-type="string" calcext:value-type="string">
            <text:p>ILS</text:p>
          </table:table-cell>
          <table:table-cell table:style-name="ce7" office:value-type="string" calcext:value-type="string">
            <text:p>ILS-ES</text:p>
          </table:table-cell>
          <table:table-cell table:style-name="ce7" office:value-type="string" calcext:value-type="string">
            <text:p>BL</text:p>
          </table:table-cell>
          <table:table-cell table:style-name="ce7" office:value-type="string" calcext:value-type="string">
            <text:p>Greddy</text:p>
          </table:table-cell>
          <table:table-cell/>
        </table:table-row>
        <table:table-row table:style-name="ro1">
          <table:table-cell table:style-name="ce11" office:value-type="string" calcext:value-type="string">
            <text:p>Desv.</text:p>
          </table:table-cell>
          <table:table-cell table:style-name="ce24" office:value-type="float" office:value="4.2407025341716" calcext:value-type="float">
            <text:p>4,2407</text:p>
          </table:table-cell>
          <table:table-cell table:style-name="ce9" office:value-type="float" office:value="3.24772133011917" calcext:value-type="float">
            <text:p>3,24772133011917</text:p>
          </table:table-cell>
          <table:table-cell table:style-name="ce26" office:value-type="float" office:value="3.25305230015187" calcext:value-type="float">
            <text:p>3,2531</text:p>
          </table:table-cell>
          <table:table-cell table:style-name="ce26" office:value-type="float" office:value="5.78783877637204" calcext:value-type="float">
            <text:p>5,7878</text:p>
          </table:table-cell>
          <table:table-cell table:style-name="ce26" office:value-type="float" office:value="3.47827229974328" calcext:value-type="float">
            <text:p>3,4783</text:p>
          </table:table-cell>
          <table:table-cell table:style-name="ce9" office:value-type="float" office:value="4.44083647313088" calcext:value-type="float">
            <text:p>4,44083647313088</text:p>
          </table:table-cell>
          <table:table-cell/>
        </table:table-row>
        <table:table-row table:style-name="ro1">
          <table:table-cell table:style-name="ce11" office:value-type="string" calcext:value-type="string">
            <text:p>Tiempo (s.)</text:p>
          </table:table-cell>
          <table:table-cell table:style-name="ce24" office:value-type="float" office:value="0.134241533333333" calcext:value-type="float">
            <text:p>0,1342</text:p>
          </table:table-cell>
          <table:table-cell table:style-name="ce9" office:value-type="float" office:value="4.35600536666667" calcext:value-type="float">
            <text:p>4,35600536666667</text:p>
          </table:table-cell>
          <table:table-cell table:style-name="ce26" office:value-type="float" office:value="2.15990076666667" calcext:value-type="float">
            <text:p>2,1599</text:p>
          </table:table-cell>
          <table:table-cell table:style-name="ce26" office:value-type="float" office:value="0.320608533333333" calcext:value-type="float">
            <text:p>0,3206</text:p>
          </table:table-cell>
          <table:table-cell table:style-name="ce26" office:value-type="float" office:value="11.3907252" calcext:value-type="float">
            <text:p>11,3907</text:p>
          </table:table-cell>
          <table:table-cell table:style-name="ce9" office:value-type="float" office:value="0.1761682" calcext:value-type="float">
            <text:p>0,17616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Verdadero</number:text>
    </number:number-style>
    <number:number-style style:name="N137P1" style:volatile="true">
      <number:text>Verdadero</number:text>
    </number:number-style>
    <number:number-style style:name="N137">
      <number:text>Falso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Activado</number:text>
    </number:number-style>
    <number:number-style style:name="N139P1" style:volatile="true">
      <number:text>Activado</number:text>
    </number:number-style>
    <number:number-style style:name="N139">
      <number:text>Desactivado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1P0"/>
    </number:currency-style>
    <number:number-style style:name="N142">
      <number:number number:decimal-places="4" loext:min-decimal-places="4" number:min-integer-digits="1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5" loext:min-decimal-places="5" number:min-integer-digits="1"/>
    </number:number-style>
    <number:number-style style:name="N145">
      <number:number number:decimal-places="1" loext:min-decimal-places="1" number:min-integer-digits="1" number:grouping="true"/>
    </number:number-style>
    <number:number-style style:name="N146">
      <number:number number:decimal-places="3" loext:min-decimal-places="3" number:min-integer-digits="1" number:grouping="true"/>
    </number:number-style>
    <number:number-style style:name="N147">
      <number:number number:decimal-places="6" loext:min-decimal-places="6" number:min-integer-digits="1"/>
    </number:number-style>
    <number:number-style style:name="N148">
      <number:number number:decimal-places="7" loext:min-decimal-places="7" number:min-integer-digits="1"/>
    </number:number-style>
    <number:number-style style:name="N149">
      <number:number number:decimal-places="8" loext:min-decimal-places="8" number:min-integer-digits="1"/>
    </number:number-style>
    <number:number-style style:name="N150">
      <number:number number:decimal-places="9" loext:min-decimal-places="9" number:min-integer-digits="1"/>
    </number:number-style>
    <number:number-style style:name="N151">
      <number:number number:decimal-places="1" loext:min-decimal-places="1" number:min-integer-digits="1"/>
    </number:number-style>
    <number:number-style style:name="N152">
      <number:number number:decimal-places="13" loext:min-decimal-places="13" number:min-integer-digits="1"/>
    </number:number-style>
    <number:number-style style:name="N153">
      <number:number number:decimal-places="12" loext:min-decimal-places="12" number:min-integer-digits="1"/>
    </number:number-style>
    <number:number-style style:name="N154">
      <number:number number:decimal-places="14" loext:min-decimal-places="14" number:min-integer-digits="1"/>
    </number:number-style>
    <number:number-style style:name="N155">
      <number:number number:decimal-places="11" loext:min-decimal-places="1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7:39:37.6037599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4T21:01:28.410270932</dc:date>
    <meta:editing-duration>PT1H59M46S</meta:editing-duration>
    <meta:editing-cycles>10</meta:editing-cycles>
    <meta:generator>LibreOffice/6.1.6.3$Linux_X86_64 LibreOffice_project/10$Build-3</meta:generator>
    <meta:document-statistic meta:table-count="5" meta:cell-count="88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 2 3" chart:style-name="ch1">
        <chart:title svg:x="4.517cm" svg:y="0.316cm" chart:style-name="ch2">
          <text:p>Comparativa diferentes algoritmos</text:p>
        </chart:title>
        <chart:subtitle svg:x="6.342cm" svg:y="1.275cm" chart:style-name="ch3">
          <text:p>Problemas GKD-c</text:p>
        </chart:subtitle>
        <chart:legend chart:legend-position="end" svg:x="13.545cm" svg:y="3.205cm" style:legend-expansion="high" chart:style-name="ch4"/>
        <chart:plot-area chart:style-name="ch5" table:cell-range-address="Comparativa.H4:Comparativa.H13 Comparativa.B2:Comparativa.F2 Comparativa.B4:Comparativa.F13" chart:data-source-has-labels="both" svg:x="1.331cm" svg:y="2.138cm" svg:width="11.894cm" svg:height="5.701cm">
          <chartooo:coordinate-region svg:x="2.508cm" svg:y="2.337cm" svg:width="10.53cm" svg:height="4.855cm"/>
          <chart:axis chart:dimension="x" chart:name="primary-x" chart:style-name="ch6" chartooo:axis-type="auto">
            <chartooo:date-scale/>
            <chart:title svg:x="6.057cm" svg:y="8.019cm" chart:style-name="ch7">
              <text:p>Nº. de problema</text:p>
            </chart:title>
            <chart:categories table:cell-range-address="Comparativa.H4:Comparativa.H13"/>
          </chart:axis>
          <chart:axis chart:dimension="y" chart:name="primary-y" chart:style-name="ch6">
            <chart:title svg:x="0.451cm" svg:y="6.5cm" chart:style-name="ch8">
              <text:p>Diversidad obtenida</text:p>
            </chart:title>
          </chart:axis>
          <chart:series chart:style-name="ch9" chart:values-cell-range-address="Comparativa.B4:Comparativa.B13" chart:label-cell-address="Comparativa.B2:Comparativa.B2" chart:class="chart:line">
            <chart:data-point chart:repeated="10"/>
          </chart:series>
          <chart:series chart:style-name="ch10" chart:values-cell-range-address="Comparativa.C4:Comparativa.C13" chart:label-cell-address="Comparativa.C2:Comparativa.C2" chart:class="chart:line">
            <chart:data-point chart:repeated="10"/>
          </chart:series>
          <chart:series chart:style-name="ch11" chart:values-cell-range-address="Comparativa.D4:Comparativa.D13" chart:label-cell-address="Comparativa.D2:Comparativa.D2" chart:class="chart:line">
            <chart:data-point chart:repeated="10"/>
          </chart:series>
          <chart:series chart:style-name="ch12" chart:values-cell-range-address="Comparativa.E4:Comparativa.E13" chart:label-cell-address="Comparativa.E2:Comparativa.E2" chart:class="chart:line">
            <chart:data-point chart:repeated="10"/>
          </chart:series>
          <chart:series chart:style-name="ch13" chart:values-cell-range-address="Comparativa.F4:Comparativa.F13" chart:label-cell-address="Comparativa.F2:Comparativa.F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</text:p>
                <draw:g>
                  <svg:desc>Comparativa.B2:Comparativa.B2</svg:desc>
                </draw:g>
              </table:table-cell>
              <table:table-cell office:value-type="string">
                <text:p>BMB</text:p>
                <draw:g>
                  <svg:desc>Comparativa.C2:Comparativa.C2</svg:desc>
                </draw:g>
              </table:table-cell>
              <table:table-cell office:value-type="string">
                <text:p>ILS</text:p>
                <draw:g>
                  <svg:desc>Comparativa.D2:Comparativa.D2</svg:desc>
                </draw:g>
              </table:table-cell>
              <table:table-cell office:value-type="string">
                <text:p>ILS-ES</text:p>
                <draw:g>
                  <svg:desc>Comparativa.E2:Comparativa.E2</svg:desc>
                </draw:g>
              </table:table-cell>
              <table:table-cell office:value-type="string">
                <text:p>BL</text:p>
                <draw:g>
                  <svg:desc>Comparativa.F2:Comparativa.F2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Comparativa.H4:Comparativa.H13</svg:desc>
                </draw:g>
              </table:table-cell>
              <table:table-cell office:value-type="float" office:value="18213.2">
                <text:p>18213.2</text:p>
                <draw:g>
                  <svg:desc>Comparativa.B4:Comparativa.B13</svg:desc>
                </draw:g>
              </table:table-cell>
              <table:table-cell office:value-type="float" office:value="18277.2">
                <text:p>18277.2</text:p>
                <draw:g>
                  <svg:desc>Comparativa.C4:Comparativa.C13</svg:desc>
                </draw:g>
              </table:table-cell>
              <table:table-cell office:value-type="float" office:value="18275.2">
                <text:p>18275.2</text:p>
                <draw:g>
                  <svg:desc>Comparativa.D4:Comparativa.D13</svg:desc>
                </draw:g>
              </table:table-cell>
              <table:table-cell office:value-type="float" office:value="17867.2">
                <text:p>17867.2</text:p>
                <draw:g>
                  <svg:desc>Comparativa.E4:Comparativa.E13</svg:desc>
                </draw:g>
              </table:table-cell>
              <table:table-cell office:value-type="float" office:value="18280">
                <text:p>18280</text:p>
                <draw:g>
                  <svg:desc>Comparativa.F4:Comparativa.F13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753.3">
                <text:p>17753.3</text:p>
              </table:table-cell>
              <table:table-cell office:value-type="float" office:value="17767.8">
                <text:p>17767.8</text:p>
              </table:table-cell>
              <table:table-cell office:value-type="float" office:value="17786.5">
                <text:p>17786.5</text:p>
              </table:table-cell>
              <table:table-cell office:value-type="float" office:value="17525.9">
                <text:p>17525.9</text:p>
              </table:table-cell>
              <table:table-cell office:value-type="float" office:value="17755.6">
                <text:p>17755.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908">
                <text:p>17908</text:p>
              </table:table-cell>
              <table:table-cell office:value-type="float" office:value="17961.2">
                <text:p>17961.2</text:p>
              </table:table-cell>
              <table:table-cell office:value-type="float" office:value="17961.2">
                <text:p>17961.2</text:p>
              </table:table-cell>
              <table:table-cell office:value-type="float" office:value="17720.1">
                <text:p>17720.1</text:p>
              </table:table-cell>
              <table:table-cell office:value-type="float" office:value="17935.8">
                <text:p>17935.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843.2">
                <text:p>17843.2</text:p>
              </table:table-cell>
              <table:table-cell office:value-type="float" office:value="17906">
                <text:p>17906</text:p>
              </table:table-cell>
              <table:table-cell office:value-type="float" office:value="17905.5">
                <text:p>17905.5</text:p>
              </table:table-cell>
              <table:table-cell office:value-type="float" office:value="17606.4">
                <text:p>17606.4</text:p>
              </table:table-cell>
              <table:table-cell office:value-type="float" office:value="17902.2">
                <text:p>17902.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816.1">
                <text:p>17816.1</text:p>
              </table:table-cell>
              <table:table-cell office:value-type="float" office:value="17866.6">
                <text:p>17866.6</text:p>
              </table:table-cell>
              <table:table-cell office:value-type="float" office:value="17869.3">
                <text:p>17869.3</text:p>
              </table:table-cell>
              <table:table-cell office:value-type="float" office:value="17546.4">
                <text:p>17546.4</text:p>
              </table:table-cell>
              <table:table-cell office:value-type="float" office:value="17800.6">
                <text:p>17800.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113.9">
                <text:p>18113.9</text:p>
              </table:table-cell>
              <table:table-cell office:value-type="float" office:value="18155.1">
                <text:p>18155.1</text:p>
              </table:table-cell>
              <table:table-cell office:value-type="float" office:value="18136.3">
                <text:p>18136.3</text:p>
              </table:table-cell>
              <table:table-cell office:value-type="float" office:value="17954.3">
                <text:p>17954.3</text:p>
              </table:table-cell>
              <table:table-cell office:value-type="float" office:value="18175.5">
                <text:p>18175.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956.5">
                <text:p>17956.5</text:p>
              </table:table-cell>
              <table:table-cell office:value-type="float" office:value="17989.6">
                <text:p>17989.6</text:p>
              </table:table-cell>
              <table:table-cell office:value-type="float" office:value="17990.6">
                <text:p>17990.6</text:p>
              </table:table-cell>
              <table:table-cell office:value-type="float" office:value="17820.5">
                <text:p>17820.5</text:p>
              </table:table-cell>
              <table:table-cell office:value-type="float" office:value="17972.5">
                <text:p>17972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813.6">
                <text:p>17813.6</text:p>
              </table:table-cell>
              <table:table-cell office:value-type="float" office:value="17860.9">
                <text:p>17860.9</text:p>
              </table:table-cell>
              <table:table-cell office:value-type="float" office:value="17871.6">
                <text:p>17871.6</text:p>
              </table:table-cell>
              <table:table-cell office:value-type="float" office:value="17641.2">
                <text:p>17641.2</text:p>
              </table:table-cell>
              <table:table-cell office:value-type="float" office:value="17869.2">
                <text:p>17869.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977.3">
                <text:p>17977.3</text:p>
              </table:table-cell>
              <table:table-cell office:value-type="float" office:value="17987.1">
                <text:p>17987.1</text:p>
              </table:table-cell>
              <table:table-cell office:value-type="float" office:value="17989.4">
                <text:p>17989.4</text:p>
              </table:table-cell>
              <table:table-cell office:value-type="float" office:value="17710.5">
                <text:p>17710.5</text:p>
              </table:table-cell>
              <table:table-cell office:value-type="float" office:value="17974">
                <text:p>179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859">
                <text:p>17859</text:p>
              </table:table-cell>
              <table:table-cell office:value-type="float" office:value="17878.3">
                <text:p>17878.3</text:p>
              </table:table-cell>
              <table:table-cell office:value-type="float" office:value="17898.6">
                <text:p>17898.6</text:p>
              </table:table-cell>
              <table:table-cell office:value-type="float" office:value="17628.6">
                <text:p>17628.6</text:p>
              </table:table-cell>
              <table:table-cell office:value-type="float" office:value="17887.9">
                <text:p>17887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17cm" svg:y="0.316cm" chart:style-name="ch2">
          <text:p>Comparativa diferentes algoritmos</text:p>
        </chart:title>
        <chart:subtitle svg:x="6.316cm" svg:y="1.275cm" chart:style-name="ch3">
          <text:p>Problemas MDG-b</text:p>
        </chart:subtitle>
        <chart:legend chart:legend-position="end" svg:x="13.545cm" svg:y="3.205cm" style:legend-expansion="high" chart:style-name="ch4"/>
        <chart:plot-area chart:style-name="ch5" table:cell-range-address="Comparativa.B2:Comparativa.F2 Comparativa.B14:Comparativa.F23" chart:data-source-has-labels="row" svg:x="1.331cm" svg:y="2.138cm" svg:width="11.894cm" svg:height="5.701cm">
          <chartooo:coordinate-region svg:x="2.693cm" svg:y="2.337cm" svg:width="10.345cm" svg:height="4.855cm"/>
          <chart:axis chart:dimension="x" chart:name="primary-x" chart:style-name="ch6">
            <chart:title svg:x="6.057cm" svg:y="8.019cm" chart:style-name="ch7">
              <text:p>Nº. de problema</text:p>
            </chart:title>
          </chart:axis>
          <chart:axis chart:dimension="y" chart:name="primary-y" chart:style-name="ch6">
            <chart:title svg:x="0.451cm" svg:y="6.5cm" chart:style-name="ch8">
              <text:p>Diversidad obtenida</text:p>
            </chart:title>
            <chart:grid chart:style-name="ch9" chart:class="major"/>
          </chart:axis>
          <chart:series chart:style-name="ch10" chart:values-cell-range-address="Comparativa.B14:Comparativa.B23" chart:label-cell-address="Comparativa.B2:Comparativa.B2" chart:class="chart:line">
            <chart:data-point chart:repeated="10"/>
          </chart:series>
          <chart:series chart:style-name="ch11" chart:values-cell-range-address="Comparativa.C14:Comparativa.C23" chart:label-cell-address="Comparativa.C2:Comparativa.C2" chart:class="chart:line">
            <chart:data-point chart:repeated="10"/>
          </chart:series>
          <chart:series chart:style-name="ch12" chart:values-cell-range-address="Comparativa.D14:Comparativa.D23" chart:label-cell-address="Comparativa.D2:Comparativa.D2" chart:class="chart:line">
            <chart:data-point chart:repeated="10"/>
          </chart:series>
          <chart:series chart:style-name="ch13" chart:values-cell-range-address="Comparativa.E14:Comparativa.E23" chart:label-cell-address="Comparativa.E2:Comparativa.E2" chart:class="chart:line">
            <chart:data-point chart:repeated="10"/>
          </chart:series>
          <chart:series chart:style-name="ch14" chart:values-cell-range-address="Comparativa.F14:Comparativa.F23" chart:label-cell-address="Comparativa.F2:Comparativa.F2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</text:p>
                <draw:g>
                  <svg:desc>Comparativa.B2:Comparativa.B2</svg:desc>
                </draw:g>
              </table:table-cell>
              <table:table-cell office:value-type="string">
                <text:p>BMB</text:p>
                <draw:g>
                  <svg:desc>Comparativa.C2:Comparativa.C2</svg:desc>
                </draw:g>
              </table:table-cell>
              <table:table-cell office:value-type="string">
                <text:p>ILS</text:p>
                <draw:g>
                  <svg:desc>Comparativa.D2:Comparativa.D2</svg:desc>
                </draw:g>
              </table:table-cell>
              <table:table-cell office:value-type="string">
                <text:p>ILS-ES</text:p>
                <draw:g>
                  <svg:desc>Comparativa.E2:Comparativa.E2</svg:desc>
                </draw:g>
              </table:table-cell>
              <table:table-cell office:value-type="string">
                <text:p>BL</text:p>
                <draw:g>
                  <svg:desc>Comparativa.F2:Comparativa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3490">
                <text:p>753490</text:p>
                <draw:g>
                  <svg:desc>Comparativa.B14:Comparativa.B23</svg:desc>
                </draw:g>
              </table:table-cell>
              <table:table-cell office:value-type="float" office:value="769644">
                <text:p>769644</text:p>
                <draw:g>
                  <svg:desc>Comparativa.C14:Comparativa.C23</svg:desc>
                </draw:g>
              </table:table-cell>
              <table:table-cell office:value-type="float" office:value="764599">
                <text:p>764599</text:p>
                <draw:g>
                  <svg:desc>Comparativa.D14:Comparativa.D23</svg:desc>
                </draw:g>
              </table:table-cell>
              <table:table-cell office:value-type="float" office:value="728080">
                <text:p>728080</text:p>
                <draw:g>
                  <svg:desc>Comparativa.E14:Comparativa.E23</svg:desc>
                </draw:g>
              </table:table-cell>
              <table:table-cell office:value-type="float" office:value="770730">
                <text:p>770730</text:p>
                <draw:g>
                  <svg:desc>Comparativa.F14:Comparativa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5596">
                <text:p>755596</text:p>
              </table:table-cell>
              <table:table-cell office:value-type="float" office:value="766384">
                <text:p>766384</text:p>
              </table:table-cell>
              <table:table-cell office:value-type="float" office:value="767858">
                <text:p>767858</text:p>
              </table:table-cell>
              <table:table-cell office:value-type="float" office:value="743507">
                <text:p>743507</text:p>
              </table:table-cell>
              <table:table-cell office:value-type="float" office:value="758308">
                <text:p>758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6678">
                <text:p>746678</text:p>
              </table:table-cell>
              <table:table-cell office:value-type="float" office:value="767931">
                <text:p>767931</text:p>
              </table:table-cell>
              <table:table-cell office:value-type="float" office:value="772297">
                <text:p>772297</text:p>
              </table:table-cell>
              <table:table-cell office:value-type="float" office:value="740066">
                <text:p>740066</text:p>
              </table:table-cell>
              <table:table-cell office:value-type="float" office:value="766037">
                <text:p>766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5712">
                <text:p>745712</text:p>
              </table:table-cell>
              <table:table-cell office:value-type="float" office:value="767571">
                <text:p>767571</text:p>
              </table:table-cell>
              <table:table-cell office:value-type="float" office:value="768395">
                <text:p>768395</text:p>
              </table:table-cell>
              <table:table-cell office:value-type="float" office:value="738161">
                <text:p>738161</text:p>
              </table:table-cell>
              <table:table-cell office:value-type="float" office:value="764054">
                <text:p>764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0626">
                <text:p>740626</text:p>
              </table:table-cell>
              <table:table-cell office:value-type="float" office:value="766933">
                <text:p>766933</text:p>
              </table:table-cell>
              <table:table-cell office:value-type="float" office:value="763651">
                <text:p>763651</text:p>
              </table:table-cell>
              <table:table-cell office:value-type="float" office:value="733844">
                <text:p>733844</text:p>
              </table:table-cell>
              <table:table-cell office:value-type="float" office:value="756103">
                <text:p>756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9027">
                <text:p>749027</text:p>
              </table:table-cell>
              <table:table-cell office:value-type="float" office:value="772367">
                <text:p>772367</text:p>
              </table:table-cell>
              <table:table-cell office:value-type="float" office:value="762426">
                <text:p>762426</text:p>
              </table:table-cell>
              <table:table-cell office:value-type="float" office:value="743850">
                <text:p>743850</text:p>
              </table:table-cell>
              <table:table-cell office:value-type="float" office:value="761191">
                <text:p>761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7180">
                <text:p>767180</text:p>
              </table:table-cell>
              <table:table-cell office:value-type="float" office:value="770543">
                <text:p>770543</text:p>
              </table:table-cell>
              <table:table-cell office:value-type="float" office:value="774977">
                <text:p>774977</text:p>
              </table:table-cell>
              <table:table-cell office:value-type="float" office:value="737802">
                <text:p>737802</text:p>
              </table:table-cell>
              <table:table-cell office:value-type="float" office:value="766263">
                <text:p>766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8484">
                <text:p>748484</text:p>
              </table:table-cell>
              <table:table-cell office:value-type="float" office:value="773594">
                <text:p>773594</text:p>
              </table:table-cell>
              <table:table-cell office:value-type="float" office:value="773330">
                <text:p>773330</text:p>
              </table:table-cell>
              <table:table-cell office:value-type="float" office:value="731734">
                <text:p>731734</text:p>
              </table:table-cell>
              <table:table-cell office:value-type="float" office:value="770877">
                <text:p>7708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9791">
                <text:p>749791</text:p>
              </table:table-cell>
              <table:table-cell office:value-type="float" office:value="766350">
                <text:p>766350</text:p>
              </table:table-cell>
              <table:table-cell office:value-type="float" office:value="762162">
                <text:p>762162</text:p>
              </table:table-cell>
              <table:table-cell office:value-type="float" office:value="742774">
                <text:p>742774</text:p>
              </table:table-cell>
              <table:table-cell office:value-type="float" office:value="764975">
                <text:p>764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9290">
                <text:p>749290</text:p>
              </table:table-cell>
              <table:table-cell office:value-type="float" office:value="767466">
                <text:p>767466</text:p>
              </table:table-cell>
              <table:table-cell office:value-type="float" office:value="765320">
                <text:p>765320</text:p>
              </table:table-cell>
              <table:table-cell office:value-type="float" office:value="734460">
                <text:p>734460</text:p>
              </table:table-cell>
              <table:table-cell office:value-type="float" office:value="752744">
                <text:p>7527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 2 3" chart:style-name="ch1">
        <chart:title svg:x="4.636cm" svg:y="0.316cm" chart:style-name="ch2">
          <text:p>Comparativa diferente algoritmos</text:p>
        </chart:title>
        <chart:subtitle svg:x="6.316cm" svg:y="1.275cm" chart:style-name="ch3">
          <text:p>Problemas MDG-a</text:p>
        </chart:subtitle>
        <chart:legend chart:legend-position="end" svg:x="13.545cm" svg:y="3.205cm" style:legend-expansion="high" chart:style-name="ch4"/>
        <chart:plot-area chart:style-name="ch5" table:cell-range-address="Comparativa.B2:Comparativa.F2 Comparativa.H24:Comparativa.H33 Comparativa.B24:Comparativa.F33" chart:data-source-has-labels="both" svg:x="1.331cm" svg:y="2.138cm" svg:width="11.894cm" svg:height="5.701cm">
          <chartooo:coordinate-region svg:x="2.693cm" svg:y="2.337cm" svg:width="10.345cm" svg:height="4.855cm"/>
          <chart:axis chart:dimension="x" chart:name="primary-x" chart:style-name="ch6" chartooo:axis-type="auto">
            <chartooo:date-scale/>
            <chart:title svg:x="6.057cm" svg:y="8.019cm" chart:style-name="ch7">
              <text:p>Nº. de problema</text:p>
            </chart:title>
            <chart:categories table:cell-range-address="Comparativa.H24:Comparativa.H33"/>
          </chart:axis>
          <chart:axis chart:dimension="y" chart:name="primary-y" chart:style-name="ch6">
            <chart:title svg:x="0.451cm" svg:y="6.5cm" chart:style-name="ch8">
              <text:p>Diversidad obtenida</text:p>
            </chart:title>
            <chart:grid chart:style-name="ch9" chart:class="major"/>
          </chart:axis>
          <chart:series chart:style-name="ch10" chart:values-cell-range-address="Comparativa.C24:Comparativa.C33" chart:label-cell-address="Comparativa.C2:Comparativa.C2" chart:class="chart:line">
            <chart:data-point chart:repeated="10"/>
          </chart:series>
          <chart:series chart:style-name="ch11" chart:values-cell-range-address="Comparativa.B24:Comparativa.B33" chart:label-cell-address="Comparativa.B2:Comparativa.B2" chart:class="chart:line">
            <chart:data-point chart:repeated="10"/>
          </chart:series>
          <chart:series chart:style-name="ch12" chart:values-cell-range-address="Comparativa.D24:Comparativa.D33" chart:label-cell-address="Comparativa.D2:Comparativa.D2" chart:class="chart:line">
            <chart:data-point chart:repeated="10"/>
          </chart:series>
          <chart:series chart:style-name="ch13" chart:values-cell-range-address="Comparativa.E24:Comparativa.E33" chart:label-cell-address="Comparativa.E2:Comparativa.E2" chart:class="chart:line">
            <chart:data-point chart:repeated="10"/>
          </chart:series>
          <chart:series chart:style-name="ch14" chart:values-cell-range-address="Comparativa.F24:Comparativa.F33" chart:label-cell-address="Comparativa.F2:Comparativa.F2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B</text:p>
                <draw:g>
                  <svg:desc>Comparativa.C2:Comparativa.C2</svg:desc>
                </draw:g>
              </table:table-cell>
              <table:table-cell office:value-type="string">
                <text:p>ES</text:p>
                <draw:g>
                  <svg:desc>Comparativa.B2:Comparativa.B2</svg:desc>
                </draw:g>
              </table:table-cell>
              <table:table-cell office:value-type="string">
                <text:p>ILS</text:p>
                <draw:g>
                  <svg:desc>Comparativa.D2:Comparativa.D2</svg:desc>
                </draw:g>
              </table:table-cell>
              <table:table-cell office:value-type="string">
                <text:p>ILS-ES</text:p>
                <draw:g>
                  <svg:desc>Comparativa.E2:Comparativa.E2</svg:desc>
                </draw:g>
              </table:table-cell>
              <table:table-cell office:value-type="string">
                <text:p>BL</text:p>
                <draw:g>
                  <svg:desc>Comparativa.F2:Comparativa.F2</svg:desc>
                </draw:g>
              </table:table-cell>
            </table:table-row>
          </table:table-header-rows>
          <table:table-rows>
            <table:table-row>
              <table:table-cell office:value-type="float" office:value="31">
                <text:p>31</text:p>
                <draw:g>
                  <svg:desc>Comparativa.H24:Comparativa.H33</svg:desc>
                </draw:g>
              </table:table-cell>
              <table:table-cell office:value-type="float" office:value="113103">
                <text:p>113103</text:p>
                <draw:g>
                  <svg:desc>Comparativa.C24:Comparativa.C33</svg:desc>
                </draw:g>
              </table:table-cell>
              <table:table-cell office:value-type="float" office:value="112644">
                <text:p>112644</text:p>
                <draw:g>
                  <svg:desc>Comparativa.B24:Comparativa.B33</svg:desc>
                </draw:g>
              </table:table-cell>
              <table:table-cell office:value-type="float" office:value="113028">
                <text:p>113028</text:p>
                <draw:g>
                  <svg:desc>Comparativa.D24:Comparativa.D33</svg:desc>
                </draw:g>
              </table:table-cell>
              <table:table-cell office:value-type="float" office:value="110778">
                <text:p>110778</text:p>
                <draw:g>
                  <svg:desc>Comparativa.E24:Comparativa.E33</svg:desc>
                </draw:g>
              </table:table-cell>
              <table:table-cell office:value-type="float" office:value="113640">
                <text:p>113640</text:p>
                <draw:g>
                  <svg:desc>Comparativa.F24:Comparativa.F33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2965">
                <text:p>112965</text:p>
              </table:table-cell>
              <table:table-cell office:value-type="float" office:value="112309">
                <text:p>112309</text:p>
              </table:table-cell>
              <table:table-cell office:value-type="float" office:value="113233">
                <text:p>113233</text:p>
              </table:table-cell>
              <table:table-cell office:value-type="float" office:value="110504">
                <text:p>110504</text:p>
              </table:table-cell>
              <table:table-cell office:value-type="float" office:value="113234">
                <text:p>11323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3116">
                <text:p>113116</text:p>
              </table:table-cell>
              <table:table-cell office:value-type="float" office:value="112631">
                <text:p>112631</text:p>
              </table:table-cell>
              <table:table-cell office:value-type="float" office:value="113147">
                <text:p>113147</text:p>
              </table:table-cell>
              <table:table-cell office:value-type="float" office:value="110820">
                <text:p>110820</text:p>
              </table:table-cell>
              <table:table-cell office:value-type="float" office:value="113092">
                <text:p>11309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3134">
                <text:p>113134</text:p>
              </table:table-cell>
              <table:table-cell office:value-type="float" office:value="112822">
                <text:p>112822</text:p>
              </table:table-cell>
              <table:table-cell office:value-type="float" office:value="113263">
                <text:p>113263</text:p>
              </table:table-cell>
              <table:table-cell office:value-type="float" office:value="110462">
                <text:p>110462</text:p>
              </table:table-cell>
              <table:table-cell office:value-type="float" office:value="113422">
                <text:p>11342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3009">
                <text:p>113009</text:p>
              </table:table-cell>
              <table:table-cell office:value-type="float" office:value="112691">
                <text:p>112691</text:p>
              </table:table-cell>
              <table:table-cell office:value-type="float" office:value="113270">
                <text:p>113270</text:p>
              </table:table-cell>
              <table:table-cell office:value-type="float" office:value="110457">
                <text:p>110457</text:p>
              </table:table-cell>
              <table:table-cell office:value-type="float" office:value="112753">
                <text:p>11275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3163">
                <text:p>113163</text:p>
              </table:table-cell>
              <table:table-cell office:value-type="float" office:value="112444">
                <text:p>112444</text:p>
              </table:table-cell>
              <table:table-cell office:value-type="float" office:value="113355">
                <text:p>113355</text:p>
              </table:table-cell>
              <table:table-cell office:value-type="float" office:value="110549">
                <text:p>110549</text:p>
              </table:table-cell>
              <table:table-cell office:value-type="float" office:value="113310">
                <text:p>11331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3218">
                <text:p>113218</text:p>
              </table:table-cell>
              <table:table-cell office:value-type="float" office:value="112379">
                <text:p>112379</text:p>
              </table:table-cell>
              <table:table-cell office:value-type="float" office:value="113491">
                <text:p>113491</text:p>
              </table:table-cell>
              <table:table-cell office:value-type="float" office:value="110645">
                <text:p>110645</text:p>
              </table:table-cell>
              <table:table-cell office:value-type="float" office:value="113501">
                <text:p>11350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2914">
                <text:p>112914</text:p>
              </table:table-cell>
              <table:table-cell office:value-type="float" office:value="112655">
                <text:p>112655</text:p>
              </table:table-cell>
              <table:table-cell office:value-type="float" office:value="113408">
                <text:p>113408</text:p>
              </table:table-cell>
              <table:table-cell office:value-type="float" office:value="110302">
                <text:p>110302</text:p>
              </table:table-cell>
              <table:table-cell office:value-type="float" office:value="113302">
                <text:p>11330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3022">
                <text:p>113022</text:p>
              </table:table-cell>
              <table:table-cell office:value-type="float" office:value="112603">
                <text:p>112603</text:p>
              </table:table-cell>
              <table:table-cell office:value-type="float" office:value="112938">
                <text:p>112938</text:p>
              </table:table-cell>
              <table:table-cell office:value-type="float" office:value="110337">
                <text:p>110337</text:p>
              </table:table-cell>
              <table:table-cell office:value-type="float" office:value="112674">
                <text:p>11267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3111">
                <text:p>113111</text:p>
              </table:table-cell>
              <table:table-cell office:value-type="float" office:value="112778">
                <text:p>112778</text:p>
              </table:table-cell>
              <table:table-cell office:value-type="float" office:value="113267">
                <text:p>113267</text:p>
              </table:table-cell>
              <table:table-cell office:value-type="float" office:value="110523">
                <text:p>110523</text:p>
              </table:table-cell>
              <table:table-cell office:value-type="float" office:value="112959">
                <text:p>1129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